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weight="bold" officeooo:rsid="00147d63" officeooo:paragraph-rsid="00147d63" style:font-weight-asian="bold" style:font-weight-complex="bold"/>
    </style:style>
    <style:style style:name="P2" style:family="paragraph" style:parent-style-name="Standard">
      <style:text-properties style:font-name="Arial" officeooo:rsid="002e97fa" officeooo:paragraph-rsid="002e97fa"/>
    </style:style>
    <style:style style:name="P3" style:family="paragraph" style:parent-style-name="Standard">
      <style:text-properties style:font-name="Arial" officeooo:paragraph-rsid="002e97fa"/>
    </style:style>
    <style:style style:name="P4" style:family="paragraph" style:parent-style-name="Standard">
      <style:paragraph-properties fo:line-height="100%"/>
      <style:text-properties fo:font-variant="normal" fo:text-transform="none" style:text-position="0% 100%" style:font-name="Arial" fo:font-style="normal" style:text-underline-style="none" fo:font-weight="normal" officeooo:rsid="0027feb5" officeooo:paragraph-rsid="0027feb5" style:font-weight-asian="normal" style:font-weight-complex="normal"/>
    </style:style>
    <style:style style:name="P5" style:family="paragraph" style:parent-style-name="Standard">
      <style:paragraph-properties fo:line-height="100%"/>
      <style:text-properties fo:font-variant="normal" fo:text-transform="none" style:text-position="0% 100%" style:font-name="Arial" fo:font-style="normal" style:text-underline-style="none" fo:font-weight="normal" officeooo:rsid="0028a079" officeooo:paragraph-rsid="0028a079" style:font-weight-asian="normal" style:font-weight-complex="normal"/>
    </style:style>
    <style:style style:name="P6" style:family="paragraph" style:parent-style-name="Standard">
      <style:paragraph-properties fo:line-height="100%"/>
      <style:text-properties fo:font-variant="normal" fo:text-transform="none" style:text-position="0% 100%" style:font-name="Arial" fo:font-style="normal" style:text-underline-style="none" fo:font-weight="normal" officeooo:rsid="0027feb5" officeooo:paragraph-rsid="0027feb5"/>
    </style:style>
    <style:style style:name="P7" style:family="paragraph" style:parent-style-name="Standard">
      <style:paragraph-properties fo:line-height="100%"/>
      <style:text-properties fo:font-variant="normal" fo:text-transform="none" style:text-position="0% 100%" style:font-name="Arial" fo:font-style="normal" style:text-underline-style="none" fo:font-weight="normal" officeooo:rsid="002e97fa" officeooo:paragraph-rsid="002e97fa"/>
    </style:style>
    <style:style style:name="P8" style:family="paragraph" style:parent-style-name="Standard">
      <style:text-properties fo:font-variant="normal" fo:text-transform="none" style:text-position="0% 100%" style:font-name="Arial" fo:font-size="18pt" fo:font-style="normal" style:text-underline-style="none" fo:font-weight="bold" officeooo:rsid="00158d1f" officeooo:paragraph-rsid="00158d1f" style:font-size-asian="18pt" style:font-weight-asian="bold" style:font-size-complex="18pt" style:font-weight-complex="bold"/>
    </style:style>
    <style:style style:name="P9" style:family="paragraph" style:parent-style-name="Standard">
      <style:paragraph-properties fo:line-height="100%"/>
      <style:text-properties fo:font-variant="normal" fo:text-transform="none" style:text-position="super 58%" style:font-name="Arial" fo:font-style="normal" style:text-underline-style="none" fo:font-weight="normal"/>
    </style:style>
    <style:style style:name="P10"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158d1f"/>
    </style:style>
    <style:style style:name="P11"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26a8fa"/>
    </style:style>
    <style:style style:name="P12"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24de77"/>
    </style:style>
    <style:style style:name="P13" style:family="paragraph" style:parent-style-name="Standard">
      <style:text-properties fo:font-variant="normal" fo:text-transform="none" style:text-position="super 58%" style:font-name="Arial" fo:font-style="normal" style:text-underline-style="none" fo:font-weight="normal" officeooo:rsid="00147d63" officeooo:paragraph-rsid="0046f69c"/>
    </style:style>
    <style:style style:name="P14" style:family="paragraph" style:parent-style-name="Standard">
      <style:paragraph-properties fo:line-height="100%"/>
      <style:text-properties officeooo:paragraph-rsid="0028a079"/>
    </style:style>
    <style:style style:name="P15" style:family="paragraph" style:parent-style-name="Standard">
      <style:paragraph-properties fo:line-height="100%"/>
      <style:text-properties officeooo:paragraph-rsid="003330ae"/>
    </style:style>
    <style:style style:name="P16" style:family="paragraph" style:parent-style-name="Standard">
      <style:text-properties officeooo:rsid="004cc5a2" officeooo:paragraph-rsid="004cc5a2"/>
    </style:style>
    <style:style style:name="P17" style:family="paragraph" style:parent-style-name="Standard">
      <style:text-properties officeooo:paragraph-rsid="0046f69c"/>
    </style:style>
    <style:style style:name="P18" style:family="paragraph" style:parent-style-name="Standard">
      <style:text-properties officeooo:paragraph-rsid="004cf65f"/>
    </style:style>
    <style:style style:name="P19" style:family="paragraph" style:parent-style-name="Standard">
      <style:text-properties officeooo:paragraph-rsid="004e362b"/>
    </style:style>
    <style:style style:name="P20" style:family="paragraph" style:parent-style-name="Standard">
      <style:text-properties officeooo:paragraph-rsid="00158d1f"/>
    </style:style>
    <style:style style:name="P21" style:family="paragraph" style:parent-style-name="Standard">
      <style:text-properties officeooo:paragraph-rsid="0051db1c"/>
    </style:style>
    <style:style style:name="P22" style:family="paragraph" style:parent-style-name="Standard">
      <style:text-properties officeooo:paragraph-rsid="00539cd2"/>
    </style:style>
    <style:style style:name="P23" style:family="paragraph" style:parent-style-name="Standard">
      <style:text-properties officeooo:paragraph-rsid="0054080f"/>
    </style:style>
    <style:style style:name="P24" style:family="paragraph" style:parent-style-name="Standard">
      <style:text-properties officeooo:paragraph-rsid="0055ef04"/>
    </style:style>
    <style:style style:name="P25" style:family="paragraph" style:parent-style-name="Standard">
      <style:paragraph-properties fo:margin-top="0.101cm" fo:margin-bottom="0.101cm" loext:contextual-spacing="false" fo:line-height="100%"/>
      <style:text-properties style:font-name="Arial" fo:font-weight="normal" officeooo:rsid="0027feb5" style:font-weight-asian="normal" style:font-weight-complex="normal"/>
    </style:style>
    <style:style style:name="P26" style:family="paragraph" style:parent-style-name="Standard">
      <style:text-properties style:font-name="Arial" officeooo:paragraph-rsid="002e97fa"/>
    </style:style>
    <style:style style:name="P27" style:family="paragraph" style:parent-style-name="Standard">
      <style:paragraph-properties fo:text-align="center" style:justify-single-word="false"/>
      <style:text-properties style:font-name="Arial" fo:font-size="18pt" officeooo:rsid="00590f97" officeooo:paragraph-rsid="00590f97" style:font-size-asian="18pt" style:font-size-complex="18pt"/>
    </style:style>
    <style:style style:name="P28" style:family="paragraph" style:parent-style-name="Standard">
      <style:text-properties officeooo:paragraph-rsid="00539cd2"/>
    </style:style>
    <style:style style:name="P29" style:family="paragraph" style:parent-style-name="Standard">
      <style:text-properties officeooo:paragraph-rsid="005b667e"/>
    </style:style>
    <style:style style:name="P30" style:family="paragraph" style:parent-style-name="Standard">
      <style:text-properties officeooo:rsid="005b667e" officeooo:paragraph-rsid="005b667e"/>
    </style:style>
    <style:style style:name="P31" style:family="paragraph" style:parent-style-name="Standard">
      <style:text-properties officeooo:rsid="005b667e" officeooo:paragraph-rsid="005b8b54"/>
    </style:style>
    <style:style style:name="P32" style:family="paragraph" style:parent-style-name="Standard">
      <style:text-properties style:font-name="Courier New" officeooo:paragraph-rsid="005b667e"/>
    </style:style>
    <style:style style:name="T1" style:family="text">
      <style:text-properties fo:font-variant="normal" fo:text-transform="none" style:text-position="super 58%" style:font-name="Arial" fo:font-style="normal" style:text-underline-style="none" fo:font-weight="normal" officeooo:rsid="00147d63"/>
    </style:style>
    <style:style style:name="T2" style:family="text">
      <style:text-properties fo:font-variant="normal" fo:text-transform="none" style:text-position="super 58%" style:font-name="Arial" fo:font-style="normal" style:text-underline-style="none" fo:font-weight="normal" officeooo:rsid="0019ef4a"/>
    </style:style>
    <style:style style:name="T3" style:family="text">
      <style:text-properties fo:font-variant="normal" fo:text-transform="none" style:text-position="super 58%" style:font-name="Arial" fo:font-style="normal" style:text-underline-style="none" fo:font-weight="normal" officeooo:rsid="001ea401"/>
    </style:style>
    <style:style style:name="T4" style:family="text">
      <style:text-properties fo:font-variant="normal" fo:text-transform="none" style:text-position="super 58%" style:font-name="Arial" fo:font-style="normal" style:text-underline-style="none" fo:font-weight="normal" officeooo:rsid="0027feb5"/>
    </style:style>
    <style:style style:name="T5" style:family="text">
      <style:text-properties fo:font-variant="normal" fo:text-transform="none" style:text-position="super 58%" style:font-name="Arial" fo:font-style="normal" style:text-underline-style="none" fo:font-weight="normal" officeooo:rsid="00272018"/>
    </style:style>
    <style:style style:name="T6" style:family="text">
      <style:text-properties fo:font-variant="normal" fo:text-transform="none" style:text-position="super 58%" style:font-name="Arial" fo:font-style="normal" style:text-underline-style="none" fo:font-weight="normal" officeooo:rsid="002f9a98"/>
    </style:style>
    <style:style style:name="T7" style:family="text">
      <style:text-properties fo:font-variant="normal" fo:text-transform="none" style:text-position="super 58%" style:font-name="Arial" fo:font-style="normal" style:text-underline-style="none" fo:font-weight="normal" officeooo:rsid="001690b1"/>
    </style:style>
    <style:style style:name="T8" style:family="text">
      <style:text-properties fo:font-variant="normal" fo:text-transform="none" style:text-position="super 58%" style:font-name="Arial" fo:font-style="normal" style:text-underline-style="none" fo:font-weight="normal" officeooo:rsid="0037ccdf"/>
    </style:style>
    <style:style style:name="T9" style:family="text">
      <style:text-properties fo:font-variant="normal" fo:text-transform="none" style:text-position="super 58%" style:font-name="Arial" fo:font-style="normal" style:text-underline-style="none" fo:font-weight="normal" officeooo:rsid="004f61d4"/>
    </style:style>
    <style:style style:name="T10" style:family="text">
      <style:text-properties fo:font-variant="normal" fo:text-transform="none" style:text-position="super 58%" style:font-name="Arial" fo:font-style="normal" style:text-underline-style="none" fo:font-weight="normal" officeooo:rsid="00539cd2" style:font-weight-asian="normal" style:font-weight-complex="normal"/>
    </style:style>
    <style:style style:name="T11" style:family="text">
      <style:text-properties fo:font-variant="normal" fo:text-transform="none" style:text-position="super 58%" fo:font-style="normal" style:text-underline-style="none" fo:font-weight="normal"/>
    </style:style>
    <style:style style:name="T12" style:family="text">
      <style:text-properties fo:font-variant="normal" fo:text-transform="none" style:text-position="0% 100%" style:font-name="Arial" fo:font-style="normal" style:text-underline-style="none" fo:font-weight="normal" officeooo:rsid="00272018"/>
    </style:style>
    <style:style style:name="T13" style:family="text">
      <style:text-properties fo:font-variant="normal" fo:text-transform="none" style:text-position="0% 100%" style:font-name="Arial" fo:font-style="normal" style:text-underline-style="none" fo:font-weight="normal" officeooo:rsid="0028a079"/>
    </style:style>
    <style:style style:name="T14" style:family="text">
      <style:text-properties fo:font-variant="normal" fo:text-transform="none" style:text-position="0% 100%" style:font-name="Arial" fo:font-style="normal" style:text-underline-style="none" fo:font-weight="normal" officeooo:rsid="002e97fa"/>
    </style:style>
    <style:style style:name="T15" style:family="text">
      <style:text-properties fo:font-variant="normal" fo:text-transform="none" style:text-position="0% 100%" style:font-name="Arial" fo:font-style="normal" style:text-underline-style="none" fo:font-weight="normal" style:font-weight-asian="normal" style:font-weight-complex="normal"/>
    </style:style>
    <style:style style:name="T16" style:family="text">
      <style:text-properties fo:font-variant="normal" fo:text-transform="none" style:text-position="0% 100%" style:font-name="Arial" fo:font-style="normal" style:text-underline-style="none" fo:font-weight="normal" officeooo:rsid="00318913" style:font-weight-asian="normal" style:font-weight-complex="normal"/>
    </style:style>
    <style:style style:name="T17" style:family="text">
      <style:text-properties fo:font-variant="normal" fo:text-transform="none" style:text-position="0% 100%" style:font-name="Arial" fo:font-style="normal" style:text-underline-style="none" fo:font-weight="normal" officeooo:rsid="0031f215" style:font-weight-asian="normal" style:font-weight-complex="normal"/>
    </style:style>
    <style:style style:name="T18" style:family="text">
      <style:text-properties fo:font-variant="normal" fo:text-transform="none" style:text-position="0% 100%" style:font-name="Arial" fo:font-style="normal" style:text-underline-style="none" fo:font-weight="normal" officeooo:rsid="002f9a98" style:font-weight-asian="normal" style:font-weight-complex="normal"/>
    </style:style>
    <style:style style:name="T19" style:family="text">
      <style:text-properties fo:font-variant="normal" fo:text-transform="none" style:text-position="0% 100%" style:font-name="Arial" fo:font-style="normal" style:text-underline-style="none" fo:font-weight="normal" officeooo:rsid="0027feb5" style:font-weight-asian="normal" style:font-weight-complex="normal"/>
    </style:style>
    <style:style style:name="T20" style:family="text">
      <style:text-properties fo:font-variant="normal" fo:text-transform="none" style:text-position="0% 100%" style:font-name="Arial" fo:font-style="normal" style:text-underline-style="none" fo:font-weight="normal" officeooo:rsid="00539cd2" style:font-weight-asian="normal" style:font-weight-complex="normal"/>
    </style:style>
    <style:style style:name="T21" style:family="text">
      <style:text-properties fo:font-variant="normal" fo:text-transform="none" style:text-position="0% 100%" style:font-name="Arial" fo:font-style="normal" style:text-underline-style="none" fo:font-weight="normal" officeooo:rsid="0029bfbd"/>
    </style:style>
    <style:style style:name="T22" style:family="text">
      <style:text-properties fo:font-variant="normal" fo:text-transform="none" style:text-position="0% 100%" style:font-name="Arial" fo:font-style="normal" style:text-underline-style="none" fo:font-weight="normal" officeooo:rsid="0019ef4a"/>
    </style:style>
    <style:style style:name="T23" style:family="text">
      <style:text-properties fo:font-variant="normal" fo:text-transform="none" style:text-position="0% 100%" style:font-name="Arial" fo:font-style="normal" style:text-underline-style="none" fo:font-weight="normal" officeooo:rsid="002f9a98"/>
    </style:style>
    <style:style style:name="T24" style:family="text">
      <style:text-properties fo:font-variant="normal" fo:text-transform="none" style:text-position="0% 100%" style:font-name="Arial" fo:font-style="normal" style:text-underline-style="none" fo:font-weight="normal" officeooo:rsid="001ea401"/>
    </style:style>
    <style:style style:name="T25" style:family="text">
      <style:text-properties fo:font-variant="normal" fo:text-transform="none" style:text-position="0% 100%" style:font-name="Arial" fo:font-style="normal" style:text-underline-style="none" fo:font-weight="normal" officeooo:rsid="0027feb5"/>
    </style:style>
    <style:style style:name="T26" style:family="text">
      <style:text-properties fo:font-variant="normal" fo:text-transform="none" style:text-position="0% 100%" style:font-name="Arial" fo:font-style="normal" style:text-underline-style="none" fo:font-weight="normal" officeooo:rsid="001690b1"/>
    </style:style>
    <style:style style:name="T27" style:family="text">
      <style:text-properties fo:font-variant="normal" fo:text-transform="none" style:text-position="0% 100%" style:font-name="Arial" fo:font-style="normal" style:text-underline-style="none" fo:font-weight="normal" officeooo:rsid="0037ccdf"/>
    </style:style>
    <style:style style:name="T28" style:family="text">
      <style:text-properties fo:font-variant="normal" fo:text-transform="none" style:text-position="0% 100%" style:font-name="Arial" fo:font-style="normal" style:text-underline-style="none" fo:font-weight="normal" officeooo:rsid="003330ae"/>
    </style:style>
    <style:style style:name="T29" style:family="text">
      <style:text-properties fo:font-variant="normal" fo:text-transform="none" style:text-position="0% 100%" style:font-name="Arial" fo:font-style="normal" style:text-underline-style="none" fo:font-weight="normal" officeooo:rsid="00350b8d"/>
    </style:style>
    <style:style style:name="T30" style:family="text">
      <style:text-properties fo:font-variant="normal" fo:text-transform="none" style:text-position="0% 100%" style:font-name="Arial" fo:font-style="normal" style:text-underline-style="none" fo:font-weight="normal" officeooo:rsid="00147d63"/>
    </style:style>
    <style:style style:name="T31" style:family="text">
      <style:text-properties fo:font-variant="normal" fo:text-transform="none" style:text-position="0% 100%" style:font-name="Arial" fo:font-style="normal" style:text-underline-style="none" fo:font-weight="normal" officeooo:rsid="004cf65f"/>
    </style:style>
    <style:style style:name="T32" style:family="text">
      <style:text-properties fo:font-variant="normal" fo:text-transform="none" style:text-position="0% 100%" style:font-name="Arial" fo:font-style="normal" style:text-underline-style="none" fo:font-weight="normal" officeooo:rsid="004f61d4"/>
    </style:style>
    <style:style style:name="T33" style:family="text">
      <style:text-properties fo:font-variant="normal" fo:text-transform="none" style:text-position="0% 100%" style:font-name="Arial" fo:font-style="normal" style:text-underline-style="none" fo:font-weight="normal" officeooo:rsid="00539cd2"/>
    </style:style>
    <style:style style:name="T34" style:family="text">
      <style:text-properties fo:font-variant="normal" fo:text-transform="none" style:text-position="0% 100%" style:font-name="Arial" fo:font-style="normal" style:text-underline-style="none" fo:font-weight="bold" officeooo:rsid="0028a079" style:font-weight-asian="bold" style:font-weight-complex="bold"/>
    </style:style>
    <style:style style:name="T35" style:family="text">
      <style:text-properties fo:font-variant="normal" fo:text-transform="none" style:text-position="0% 100%" style:font-name="Arial" fo:font-style="normal" style:text-underline-style="none" fo:font-weight="bold" officeooo:rsid="00318913" style:font-weight-asian="bold" style:font-weight-complex="bold"/>
    </style:style>
    <style:style style:name="T36" style:family="text">
      <style:text-properties fo:font-variant="normal" fo:text-transform="none" style:text-position="0% 100%" style:font-name="Arial" fo:font-style="normal" style:text-underline-style="none" fo:font-weight="bold" officeooo:rsid="0031f215" style:font-weight-asian="bold" style:font-weight-complex="bold"/>
    </style:style>
    <style:style style:name="T37" style:family="text">
      <style:text-properties fo:font-variant="normal" fo:text-transform="none" style:text-position="0% 100%" style:font-name="Arial" fo:font-style="normal" style:text-underline-style="none" fo:font-weight="bold" officeooo:rsid="002f9a98" style:font-weight-asian="bold" style:font-weight-complex="bold"/>
    </style:style>
    <style:style style:name="T38" style:family="text">
      <style:text-properties fo:font-variant="normal" fo:text-transform="none" style:text-position="0% 100%" style:font-name="Arial" fo:font-style="normal" style:text-underline-style="none" fo:font-weight="bold" officeooo:rsid="0027feb5" style:font-weight-asian="bold" style:font-weight-complex="bold"/>
    </style:style>
    <style:style style:name="T39" style:family="text">
      <style:text-properties fo:font-variant="normal" fo:text-transform="none" style:text-position="0% 100%" style:font-name="Arial" fo:font-style="normal" style:text-underline-style="none" fo:font-weight="bold" officeooo:rsid="00518be4"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officeooo:rsid="00147d63" style:font-weight-asian="bold" style:font-weight-complex="bold"/>
    </style:style>
    <style:style style:name="T42" style:family="text">
      <style:text-properties fo:font-weight="bold" officeooo:rsid="00272018" style:font-weight-asian="bold" style:font-weight-complex="bold"/>
    </style:style>
    <style:style style:name="T43" style:family="text">
      <style:text-properties fo:font-weight="bold" officeooo:rsid="002e97fa" style:font-weight-asian="bold" style:font-weight-complex="bold"/>
    </style:style>
    <style:style style:name="T44" style:family="text">
      <style:text-properties fo:font-weight="bold" officeooo:rsid="002f9a98" style:font-weight-asian="bold" style:font-weight-complex="bold"/>
    </style:style>
    <style:style style:name="T45" style:family="text">
      <style:text-properties style:font-name="Arial" officeooo:rsid="0027feb5"/>
    </style:style>
    <style:style style:name="T46" style:family="text">
      <style:text-properties style:font-name="Arial" fo:font-weight="bold" officeooo:rsid="0027feb5" style:font-weight-asian="bold" style:font-weight-complex="bold"/>
    </style:style>
    <style:style style:name="T47" style:family="text">
      <style:text-properties style:font-name="Arial" fo:font-weight="normal" officeooo:rsid="0027feb5" style:font-weight-asian="normal" style:font-weight-complex="normal"/>
    </style:style>
    <style:style style:name="T48" style:family="text">
      <style:text-properties style:font-name="Arial" officeooo:rsid="0029dfe7"/>
    </style:style>
    <style:style style:name="T49" style:family="text">
      <style:text-properties style:font-name="Arial" officeooo:rsid="002bc18f"/>
    </style:style>
    <style:style style:name="T50" style:family="text">
      <style:text-properties style:font-name="Arial" officeooo:rsid="00147d63"/>
    </style:style>
    <style:style style:name="T51" style:family="text">
      <style:text-properties style:font-name="Arial" officeooo:rsid="00590f97"/>
    </style:style>
    <style:style style:name="T52" style:family="text">
      <style:text-properties fo:font-style="italic" style:font-style-asian="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3b5cd2"/>
    </style:style>
    <style:style style:name="T56" style:family="text">
      <style:text-properties fo:font-variant="small-caps"/>
    </style:style>
    <style:style style:name="T57" style:family="text">
      <style:text-properties officeooo:rsid="005af215"/>
    </style:style>
    <style:style style:name="T58" style:family="text">
      <style:text-properties officeooo:rsid="005b667e"/>
    </style:style>
    <style:style style:name="T59" style:family="text">
      <style:text-properties style:font-name="Arial"/>
    </style:style>
    <style:style style:name="T60" style:family="text">
      <style:text-properties style:font-name="Arial" officeooo:rsid="005af215"/>
    </style:style>
    <style:style style:name="T61" style:family="text">
      <style:text-properties style:font-name="Arial" officeooo:rsid="005b667e"/>
    </style:style>
    <style:style style:name="T62" style:family="text">
      <style:text-properties style:font-name="Arial" fo:font-weight="bold" style:font-weight-asian="bold" style:font-weight-complex="bold"/>
    </style:style>
    <style:style style:name="T63" style:family="text">
      <style:text-properties style:font-name="Arial" fo:font-weight="bold" officeooo:rsid="005b667e" style:font-weight-asian="bold" style:font-weight-complex="bold"/>
    </style:style>
    <style:style style:name="T64" style:family="text">
      <style:text-properties style:font-name="Arial" officeooo:rsid="005b8b5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1">D</text:span><text:span text:style-name="T40">okumentation zum CSL-Zitierstil „Medizinische Fakultät Mannheim - numerisch“</text:span></text:p>
      <text:p text:style-name="P3"><text:span text:style-name="T41"/></text:p>
      <text:p text:style-name="P3"><text:span text:style-name="T41"/></text:p>
      <text:p text:style-name="P3"><text:span text:style-name="T41"/></text:p>
      <text:p text:style-name="P3"><text:span text:style-name="T41">Dies ist d</text:span><text:span text:style-name="T42">ie Demonstration und Dokumentation zum Zitationsstil der Medizinischen Fakultät Mannhem (numerisch)</text:span><text:span text:style-name="T41">. </text:span></text:p>
      <text:p text:style-name="P3"><text:span text:style-name="T43">Dieser b</text:span><text:span text:style-name="T41">asiert auf dem Stil des Journal of the American Society of Nephrology, angepasst an Vorgaben der medizinischen Fakultät Mannheim </text:span><text:span text:style-name="T44">und partiell deutsch lokalisiert (insbesondere beim Datumsformat).</text:span></text:p>
      <text:p text:style-name="P2"><text:span text:style-name="T40">Einige Hinweise beziehen sich auf die Zitationssoftware </text:span><text:span text:style-name="T53">Zotero </text:span><text:span text:style-name="T54">und können bei anderen CSL-unterstützenden Programmen, z.B. </text:span><text:span text:style-name="T53">Citavi</text:span><text:span text:style-name="T54"> oder </text:span><text:span text:style-name="T53">Mendeley</text:span><text:span text:style-name="T54">, ggf. abweichen!</text:span></text:p>
      <text:p text:style-name="P1"/>
      <text:p text:style-name="P17"><text:span text:style-name="T50">Ein Buch, also eine Monographie, würde in der Bibliographie so aussehen.</text:span><text:reference-mark-start text:name="ZOTERO_ITEM CSL_CITATION {&quot;citationID&quot;:&quot;a25j3r9evv1&quot;,&quot;properties&quot;:{&quot;formattedCitation&quot;:&quot;\\super 1\\nosupersub{}&quot;,&quot;plainCitation&quot;:&quot;1&quot;,&quot;noteIndex&quot;:0},&quot;citationItems&quot;:[{&quot;id&quot;:218,&quot;uris&quot;:[&quot;http://zotero.org/users/2861882/items/8XV5Q99Q&quot;],&quot;uri&quot;:[&quot;http://zotero.org/users/2861882/items/8XV5Q99Q&quot;],&quot;itemData&quot;:{&quot;id&quot;:218,&quot;type&quot;:&quot;book&quot;,&quot;abstract&quot;:&quot;Ein Testeintrag für Monographien&quot;,&quot;call-number&quot;:&quot;A-123.4g&quot;,&quot;edition&quot;:&quot;5., vollst. neu bearb. Aufl.&quot;,&quot;event-place&quot;:&quot;Erscheinungsort&quot;,&quot;ISBN&quot;:&quot;978-3-662-59153-6&quot;,&quot;language&quot;:&quot;de&quot;,&quot;number-of-pages&quot;:&quot;322&quot;,&quot;publisher&quot;:&quot;Verlag&quot;,&quot;publisher-place&quot;:&quot;Erscheinungsort&quot;,&quot;source&quot;:&quot;Testkatalog&quot;,&quot;title&quot;:&quot;Buchtitel - Ein Testbuchtitel in der Langfassung&quot;,&quot;title-short&quot;:&quot;Kurztitel&quot;,&quot;URL&quot;:&quot;http://www.beispielwebsite.de/buchtitel.pdf&quot;,&quot;author&quot;:[{&quot;family&quot;:&quot;Erster&quot;,&quot;given&quot;:&quot;Autor&quot;},{&quot;family&quot;:&quot;Zweiter&quot;,&quot;given&quot;:&quot;Autor&quot;}],&quot;accessed&quot;:{&quot;date-parts&quot;:[[&quot;2020&quot;,1,4]]},&quot;issued&quot;:{&quot;date-parts&quot;:[[&quot;2008&quot;,3,12]]}}}],&quot;schema&quot;:&quot;https://github.com/citation-style-language/schema/raw/master/csl-citation.json&quot;} RND80vn1Oi3lg"/><text:span text:style-name="T1">1</text:span><text:reference-mark-end text:name="ZOTERO_ITEM CSL_CITATION {&quot;citationID&quot;:&quot;a25j3r9evv1&quot;,&quot;properties&quot;:{&quot;formattedCitation&quot;:&quot;\\super 1\\nosupersub{}&quot;,&quot;plainCitation&quot;:&quot;1&quot;,&quot;noteIndex&quot;:0},&quot;citationItems&quot;:[{&quot;id&quot;:218,&quot;uris&quot;:[&quot;http://zotero.org/users/2861882/items/8XV5Q99Q&quot;],&quot;uri&quot;:[&quot;http://zotero.org/users/2861882/items/8XV5Q99Q&quot;],&quot;itemData&quot;:{&quot;id&quot;:218,&quot;type&quot;:&quot;book&quot;,&quot;abstract&quot;:&quot;Ein Testeintrag für Monographien&quot;,&quot;call-number&quot;:&quot;A-123.4g&quot;,&quot;edition&quot;:&quot;5., vollst. neu bearb. Aufl.&quot;,&quot;event-place&quot;:&quot;Erscheinungsort&quot;,&quot;ISBN&quot;:&quot;978-3-662-59153-6&quot;,&quot;language&quot;:&quot;de&quot;,&quot;number-of-pages&quot;:&quot;322&quot;,&quot;publisher&quot;:&quot;Verlag&quot;,&quot;publisher-place&quot;:&quot;Erscheinungsort&quot;,&quot;source&quot;:&quot;Testkatalog&quot;,&quot;title&quot;:&quot;Buchtitel - Ein Testbuchtitel in der Langfassung&quot;,&quot;title-short&quot;:&quot;Kurztitel&quot;,&quot;URL&quot;:&quot;http://www.beispielwebsite.de/buchtitel.pdf&quot;,&quot;author&quot;:[{&quot;family&quot;:&quot;Erster&quot;,&quot;given&quot;:&quot;Autor&quot;},{&quot;family&quot;:&quot;Zweiter&quot;,&quot;given&quot;:&quot;Autor&quot;}],&quot;accessed&quot;:{&quot;date-parts&quot;:[[&quot;2020&quot;,1,4]]},&quot;issued&quot;:{&quot;date-parts&quot;:[[&quot;2008&quot;,3,12]]}}}],&quot;schema&quot;:&quot;https://github.com/citation-style-language/schema/raw/master/csl-citation.json&quot;} RND80vn1Oi3lg"/></text:p>
      <text:p text:style-name="P13"/>
      <text:p text:style-name="P18"><text:span text:style-name="T30">Buchkapitel</text:span><text:reference-mark-start text:name="ZOTERO_ITEM CSL_CITATION {&quot;citationID&quot;:&quot;alb9069hou&quot;,&quot;properties&quot;:{&quot;formattedCitation&quot;:&quot;\\super 2\\nosupersub{}&quot;,&quot;plainCitation&quot;:&quot;2&quot;,&quot;noteIndex&quot;:0},&quot;citationItems&quot;:[{&quot;id&quot;:220,&quot;uris&quot;:[&quot;http://zotero.org/users/2861882/items/5XSPFA67&quot;],&quot;uri&quot;:[&quot;http://zotero.org/users/2861882/items/5XSPFA67&quot;],&quot;itemData&quot;:{&quot;id&quot;:220,&quot;type&quot;:&quot;chapter&quot;,&quot;abstract&quot;:&quot;Ein Testeintrag für Buchteile&quot;,&quot;call-number&quot;:&quot;K-123.4g&quot;,&quot;container-title&quot;:&quot;Buchtitel des Containers&quot;,&quot;edition&quot;:&quot;3. Auflage&quot;,&quot;event-place&quot;:&quot;Erscheinungsort&quot;,&quot;ISBN&quot;:&quot;978-3-662-59153-6&quot;,&quot;language&quot;:&quot;de&quot;,&quot;page&quot;:&quot;116-121&quot;,&quot;publisher&quot;:&quot;Verlag&quot;,&quot;publisher-place&quot;:&quot;Erscheinungsort&quot;,&quot;source&quot;:&quot;Testkatalog&quot;,&quot;title&quot;:&quot;Dies ist ein Beitrag in einem Buch&quot;,&quot;URL&quot;:&quot;http://www.beispielwebsite.de/buchtitel.pdf&quot;,&quot;author&quot;:[{&quot;family&quot;:&quot;Erster&quot;,&quot;given&quot;:&quot;Autor&quot;},{&quot;family&quot;:&quot;Zweiter&quot;,&quot;given&quot;:&quot;Autor&quot;},{&quot;family&quot;:&quot;Dritter&quot;,&quot;given&quot;:&quot;Autor&quot;}],&quot;container-author&quot;:[{&quot;family&quot;:&quot;Buchautor&quot;,&quot;given&quot;:&quot;Eins&quot;},{&quot;family&quot;:&quot;Zweitautor&quot;,&quot;given&quot;:&quot;Buch&quot;}],&quot;accessed&quot;:{&quot;date-parts&quot;:[[&quot;2019&quot;,1,4]]},&quot;issued&quot;:{&quot;date-parts&quot;:[[&quot;2008&quot;,3,12]]}}}],&quot;schema&quot;:&quot;https://github.com/citation-style-language/schema/raw/master/csl-citation.json&quot;} RNDrGFOio5JTf"/><text:span text:style-name="T1">2</text:span><text:reference-mark-end text:name="ZOTERO_ITEM CSL_CITATION {&quot;citationID&quot;:&quot;alb9069hou&quot;,&quot;properties&quot;:{&quot;formattedCitation&quot;:&quot;\\super 2\\nosupersub{}&quot;,&quot;plainCitation&quot;:&quot;2&quot;,&quot;noteIndex&quot;:0},&quot;citationItems&quot;:[{&quot;id&quot;:220,&quot;uris&quot;:[&quot;http://zotero.org/users/2861882/items/5XSPFA67&quot;],&quot;uri&quot;:[&quot;http://zotero.org/users/2861882/items/5XSPFA67&quot;],&quot;itemData&quot;:{&quot;id&quot;:220,&quot;type&quot;:&quot;chapter&quot;,&quot;abstract&quot;:&quot;Ein Testeintrag für Buchteile&quot;,&quot;call-number&quot;:&quot;K-123.4g&quot;,&quot;container-title&quot;:&quot;Buchtitel des Containers&quot;,&quot;edition&quot;:&quot;3. Auflage&quot;,&quot;event-place&quot;:&quot;Erscheinungsort&quot;,&quot;ISBN&quot;:&quot;978-3-662-59153-6&quot;,&quot;language&quot;:&quot;de&quot;,&quot;page&quot;:&quot;116-121&quot;,&quot;publisher&quot;:&quot;Verlag&quot;,&quot;publisher-place&quot;:&quot;Erscheinungsort&quot;,&quot;source&quot;:&quot;Testkatalog&quot;,&quot;title&quot;:&quot;Dies ist ein Beitrag in einem Buch&quot;,&quot;URL&quot;:&quot;http://www.beispielwebsite.de/buchtitel.pdf&quot;,&quot;author&quot;:[{&quot;family&quot;:&quot;Erster&quot;,&quot;given&quot;:&quot;Autor&quot;},{&quot;family&quot;:&quot;Zweiter&quot;,&quot;given&quot;:&quot;Autor&quot;},{&quot;family&quot;:&quot;Dritter&quot;,&quot;given&quot;:&quot;Autor&quot;}],&quot;container-author&quot;:[{&quot;family&quot;:&quot;Buchautor&quot;,&quot;given&quot;:&quot;Eins&quot;},{&quot;family&quot;:&quot;Zweitautor&quot;,&quot;given&quot;:&quot;Buch&quot;}],&quot;accessed&quot;:{&quot;date-parts&quot;:[[&quot;2019&quot;,1,4]]},&quot;issued&quot;:{&quot;date-parts&quot;:[[&quot;2008&quot;,3,12]]}}}],&quot;schema&quot;:&quot;https://github.com/citation-style-language/schema/raw/master/csl-citation.json&quot;} RNDrGFOio5JTf"/><text:span text:style-name="T30"> oder Texte aus Sammelwerken</text:span><text:reference-mark-start text:name="ZOTERO_ITEM CSL_CITATION {&quot;citationID&quot;:&quot;a1rintlvt4l&quot;,&quot;properties&quot;:{&quot;formattedCitation&quot;:&quot;\\super 3\\nosupersub{}&quot;,&quot;plainCitation&quot;:&quot;3&quot;,&quot;noteIndex&quot;:0},&quot;citationItems&quot;:[{&quot;id&quot;:231,&quot;uris&quot;:[&quot;http://zotero.org/users/2861882/items/BTID53E7&quot;],&quot;uri&quot;:[&quot;http://zotero.org/users/2861882/items/BTID53E7&quot;],&quot;itemData&quot;:{&quot;id&quot;:231,&quot;type&quot;:&quot;chapter&quot;,&quot;abstract&quot;:&quot;Ein Testeintrag für Buchteile&quot;,&quot;call-number&quot;:&quot;K-123.4g&quot;,&quot;container-title&quot;:&quot;Buchtitel des Containers&quot;,&quot;edition&quot;:&quot;2&quot;,&quot;event-place&quot;:&quot;Erscheinungsort&quot;,&quot;ISBN&quot;:&quot;978-3-662-59153-6&quot;,&quot;language&quot;:&quot;de&quot;,&quot;page&quot;:&quot;410-455&quot;,&quot;publisher&quot;:&quot;Verlag&quot;,&quot;publisher-place&quot;:&quot;Erscheinungsort&quot;,&quot;source&quot;:&quot;Testkatalog&quot;,&quot;title&quot;:&quot;Dies ist ein Kapitel in einem editierten Buch&quot;,&quot;URL&quot;:&quot;http://www.beispielwebsite.de/buchtitel.pdf&quot;,&quot;author&quot;:[{&quot;family&quot;:&quot;Erster&quot;,&quot;given&quot;:&quot;Autor&quot;},{&quot;family&quot;:&quot;Zweiter&quot;,&quot;given&quot;:&quot;Autor&quot;},{&quot;family&quot;:&quot;Dritter&quot;,&quot;given&quot;:&quot;Autor&quot;}],&quot;editor&quot;:[{&quot;family&quot;:&quot;Herausgeber&quot;,&quot;given&quot;:&quot;Eins&quot;},{&quot;family&quot;:&quot;Editor&quot;,&quot;given&quot;:&quot;Zwei&quot;}],&quot;accessed&quot;:{&quot;date-parts&quot;:[[&quot;2019&quot;,1,4]]},&quot;issued&quot;:{&quot;date-parts&quot;:[[&quot;2008&quot;,3,12]]}}}],&quot;schema&quot;:&quot;https://github.com/citation-style-language/schema/raw/master/csl-citation.json&quot;} RND9kuRkGvgJ0"/><text:span text:style-name="T1">3</text:span><text:reference-mark-end text:name="ZOTERO_ITEM CSL_CITATION {&quot;citationID&quot;:&quot;a1rintlvt4l&quot;,&quot;properties&quot;:{&quot;formattedCitation&quot;:&quot;\\super 3\\nosupersub{}&quot;,&quot;plainCitation&quot;:&quot;3&quot;,&quot;noteIndex&quot;:0},&quot;citationItems&quot;:[{&quot;id&quot;:231,&quot;uris&quot;:[&quot;http://zotero.org/users/2861882/items/BTID53E7&quot;],&quot;uri&quot;:[&quot;http://zotero.org/users/2861882/items/BTID53E7&quot;],&quot;itemData&quot;:{&quot;id&quot;:231,&quot;type&quot;:&quot;chapter&quot;,&quot;abstract&quot;:&quot;Ein Testeintrag für Buchteile&quot;,&quot;call-number&quot;:&quot;K-123.4g&quot;,&quot;container-title&quot;:&quot;Buchtitel des Containers&quot;,&quot;edition&quot;:&quot;2&quot;,&quot;event-place&quot;:&quot;Erscheinungsort&quot;,&quot;ISBN&quot;:&quot;978-3-662-59153-6&quot;,&quot;language&quot;:&quot;de&quot;,&quot;page&quot;:&quot;410-455&quot;,&quot;publisher&quot;:&quot;Verlag&quot;,&quot;publisher-place&quot;:&quot;Erscheinungsort&quot;,&quot;source&quot;:&quot;Testkatalog&quot;,&quot;title&quot;:&quot;Dies ist ein Kapitel in einem editierten Buch&quot;,&quot;URL&quot;:&quot;http://www.beispielwebsite.de/buchtitel.pdf&quot;,&quot;author&quot;:[{&quot;family&quot;:&quot;Erster&quot;,&quot;given&quot;:&quot;Autor&quot;},{&quot;family&quot;:&quot;Zweiter&quot;,&quot;given&quot;:&quot;Autor&quot;},{&quot;family&quot;:&quot;Dritter&quot;,&quot;given&quot;:&quot;Autor&quot;}],&quot;editor&quot;:[{&quot;family&quot;:&quot;Herausgeber&quot;,&quot;given&quot;:&quot;Eins&quot;},{&quot;family&quot;:&quot;Editor&quot;,&quot;given&quot;:&quot;Zwei&quot;}],&quot;accessed&quot;:{&quot;date-parts&quot;:[[&quot;2019&quot;,1,4]]},&quot;issued&quot;:{&quot;date-parts&quot;:[[&quot;2008&quot;,3,12]]}}}],&quot;schema&quot;:&quot;https://github.com/citation-style-language/schema/raw/master/csl-citation.json&quot;} RND9kuRkGvgJ0"/><text:span text:style-name="T30"> sind natürlich auch sehr wichtig.</text:span></text:p>
      <text:p text:style-name="Standard"><text:span text:style-name="T30">H</text:span><text:span text:style-name="T31">andelt es sich nur um eine einzelne Seite aus einem Buch wird aus dem pp ein einzelnes p</text:span>.<text:reference-mark-start text:name="ZOTERO_ITEM CSL_CITATION {&quot;citationID&quot;:&quot;a26r45heev1&quot;,&quot;properties&quot;:{&quot;formattedCitation&quot;:&quot;\\super 4\\nosupersub{}&quot;,&quot;plainCitation&quot;:&quot;4&quot;,&quot;noteIndex&quot;:0},&quot;citationItems&quot;:[{&quot;id&quot;:232,&quot;uris&quot;:[&quot;http://zotero.org/users/2861882/items/IA5ZPCZE&quot;],&quot;uri&quot;:[&quot;http://zotero.org/users/2861882/items/IA5ZPCZE&quot;],&quot;itemData&quot;:{&quot;id&quot;:232,&quot;type&quot;:&quot;chapter&quot;,&quot;abstract&quot;:&quot;Ein Testeintrag für eine Buchseite&quot;,&quot;call-number&quot;:&quot;K-123.4g&quot;,&quot;container-title&quot;:&quot;Titel des Buches&quot;,&quot;edition&quot;:&quot;5., vollst. neu bearb. Aufl.&quot;,&quot;event-place&quot;:&quot;Erscheinungsort&quot;,&quot;ISBN&quot;:&quot;978-3-662-59153-6&quot;,&quot;language&quot;:&quot;de&quot;,&quot;page&quot;:&quot;336&quot;,&quot;publisher&quot;:&quot;Verlag&quot;,&quot;publisher-place&quot;:&quot;Erscheinungsort&quot;,&quot;source&quot;:&quot;Testkatalog&quot;,&quot;title&quot;:&quot;Dies ist ein einseitiger Beitrag in einem Buch.&quot;,&quot;URL&quot;:&quot;http://www.beispielwebsite.de/buchtitel.pdf&quot;,&quot;author&quot;:[{&quot;family&quot;:&quot;Autor&quot;,&quot;given&quot;:&quot;Super-Guter&quot;}],&quot;container-author&quot;:[{&quot;family&quot;:&quot;Buchautor&quot;,&quot;given&quot;:&quot;Karl Otto&quot;}],&quot;accessed&quot;:{&quot;date-parts&quot;:[[&quot;2019&quot;,1,4]]},&quot;issued&quot;:{&quot;date-parts&quot;:[[&quot;2008&quot;,3,12]]}}}],&quot;schema&quot;:&quot;https://github.com/citation-style-language/schema/raw/master/csl-citation.json&quot;} RNDQwtjf1qMAC"/><text:span text:style-name="T11">4</text:span><text:reference-mark-end text:name="ZOTERO_ITEM CSL_CITATION {&quot;citationID&quot;:&quot;a26r45heev1&quot;,&quot;properties&quot;:{&quot;formattedCitation&quot;:&quot;\\super 4\\nosupersub{}&quot;,&quot;plainCitation&quot;:&quot;4&quot;,&quot;noteIndex&quot;:0},&quot;citationItems&quot;:[{&quot;id&quot;:232,&quot;uris&quot;:[&quot;http://zotero.org/users/2861882/items/IA5ZPCZE&quot;],&quot;uri&quot;:[&quot;http://zotero.org/users/2861882/items/IA5ZPCZE&quot;],&quot;itemData&quot;:{&quot;id&quot;:232,&quot;type&quot;:&quot;chapter&quot;,&quot;abstract&quot;:&quot;Ein Testeintrag für eine Buchseite&quot;,&quot;call-number&quot;:&quot;K-123.4g&quot;,&quot;container-title&quot;:&quot;Titel des Buches&quot;,&quot;edition&quot;:&quot;5., vollst. neu bearb. Aufl.&quot;,&quot;event-place&quot;:&quot;Erscheinungsort&quot;,&quot;ISBN&quot;:&quot;978-3-662-59153-6&quot;,&quot;language&quot;:&quot;de&quot;,&quot;page&quot;:&quot;336&quot;,&quot;publisher&quot;:&quot;Verlag&quot;,&quot;publisher-place&quot;:&quot;Erscheinungsort&quot;,&quot;source&quot;:&quot;Testkatalog&quot;,&quot;title&quot;:&quot;Dies ist ein einseitiger Beitrag in einem Buch.&quot;,&quot;URL&quot;:&quot;http://www.beispielwebsite.de/buchtitel.pdf&quot;,&quot;author&quot;:[{&quot;family&quot;:&quot;Autor&quot;,&quot;given&quot;:&quot;Super-Guter&quot;}],&quot;container-author&quot;:[{&quot;family&quot;:&quot;Buchautor&quot;,&quot;given&quot;:&quot;Karl Otto&quot;}],&quot;accessed&quot;:{&quot;date-parts&quot;:[[&quot;2019&quot;,1,4]]},&quot;issued&quot;:{&quot;date-parts&quot;:[[&quot;2008&quot;,3,12]]}}}],&quot;schema&quot;:&quot;https://github.com/citation-style-language/schema/raw/master/csl-citation.json&quot;} RNDQwtjf1qMAC"/></text:p>
      <text:p text:style-name="P10"/>
      <text:p text:style-name="P18"><text:span text:style-name="T12">Ein online frei verfügbares eBook sieht so aus.</text:span><text:reference-mark-start text:name="ZOTERO_ITEM CSL_CITATION {&quot;citationID&quot;:&quot;apiikahe77&quot;,&quot;properties&quot;:{&quot;formattedCitation&quot;:&quot;\\super 5\\nosupersub{}&quot;,&quot;plainCitation&quot;:&quot;5&quot;,&quot;noteIndex&quot;:0},&quot;citationItems&quot;:[{&quot;id&quot;:219,&quot;uris&quot;:[&quot;http://zotero.org/users/2861882/items/HQRIW4FD&quot;],&quot;uri&quot;:[&quot;http://zotero.org/users/2861882/items/HQRIW4FD&quot;],&quot;itemData&quot;:{&quot;id&quot;:219,&quot;type&quot;:&quot;book&quot;,&quot;abstract&quot;:&quot;Ein Testeintrag für eBooks.&quot;,&quot;call-number&quot;:&quot;E-123.4g&quot;,&quot;edition&quot;:&quot;4&quot;,&quot;event-place&quot;:&quot;Erscheinungsort&quot;,&quot;ISBN&quot;:&quot;978-3-662-59153-6&quot;,&quot;language&quot;:&quot;de&quot;,&quot;note&quot;:&quot;eBook&quot;,&quot;number-of-pages&quot;:&quot;322&quot;,&quot;publisher&quot;:&quot;Verlag&quot;,&quot;publisher-place&quot;:&quot;Erscheinungsort&quot;,&quot;source&quot;:&quot;Testkatalog&quot;,&quot;title&quot;:&quot;Elektronischer Buchtitel - Ein eBooktitel in der Langfassung&quot;,&quot;title-short&quot;:&quot;Kurztitel&quot;,&quot;URL&quot;:&quot;http://www.beispielwebsite.de/buchtitel.pdf&quot;,&quot;author&quot;:[{&quot;family&quot;:&quot;Erster&quot;,&quot;given&quot;:&quot;Autor&quot;},{&quot;family&quot;:&quot;Zweiter&quot;,&quot;given&quot;:&quot;Autor&quot;},{&quot;family&quot;:&quot;Dritter&quot;,&quot;given&quot;:&quot;Autor&quot;}],&quot;accessed&quot;:{&quot;date-parts&quot;:[[&quot;2019&quot;,1,4]]},&quot;issued&quot;:{&quot;date-parts&quot;:[[&quot;2008&quot;,3,12]]}}}],&quot;schema&quot;:&quot;https://github.com/citation-style-language/schema/raw/master/csl-citation.json&quot;} RNDg2Gyhig20y"/><text:span text:style-name="T5">5</text:span><text:reference-mark-end text:name="ZOTERO_ITEM CSL_CITATION {&quot;citationID&quot;:&quot;apiikahe77&quot;,&quot;properties&quot;:{&quot;formattedCitation&quot;:&quot;\\super 5\\nosupersub{}&quot;,&quot;plainCitation&quot;:&quot;5&quot;,&quot;noteIndex&quot;:0},&quot;citationItems&quot;:[{&quot;id&quot;:219,&quot;uris&quot;:[&quot;http://zotero.org/users/2861882/items/HQRIW4FD&quot;],&quot;uri&quot;:[&quot;http://zotero.org/users/2861882/items/HQRIW4FD&quot;],&quot;itemData&quot;:{&quot;id&quot;:219,&quot;type&quot;:&quot;book&quot;,&quot;abstract&quot;:&quot;Ein Testeintrag für eBooks.&quot;,&quot;call-number&quot;:&quot;E-123.4g&quot;,&quot;edition&quot;:&quot;4&quot;,&quot;event-place&quot;:&quot;Erscheinungsort&quot;,&quot;ISBN&quot;:&quot;978-3-662-59153-6&quot;,&quot;language&quot;:&quot;de&quot;,&quot;note&quot;:&quot;eBook&quot;,&quot;number-of-pages&quot;:&quot;322&quot;,&quot;publisher&quot;:&quot;Verlag&quot;,&quot;publisher-place&quot;:&quot;Erscheinungsort&quot;,&quot;source&quot;:&quot;Testkatalog&quot;,&quot;title&quot;:&quot;Elektronischer Buchtitel - Ein eBooktitel in der Langfassung&quot;,&quot;title-short&quot;:&quot;Kurztitel&quot;,&quot;URL&quot;:&quot;http://www.beispielwebsite.de/buchtitel.pdf&quot;,&quot;author&quot;:[{&quot;family&quot;:&quot;Erster&quot;,&quot;given&quot;:&quot;Autor&quot;},{&quot;family&quot;:&quot;Zweiter&quot;,&quot;given&quot;:&quot;Autor&quot;},{&quot;family&quot;:&quot;Dritter&quot;,&quot;given&quot;:&quot;Autor&quot;}],&quot;accessed&quot;:{&quot;date-parts&quot;:[[&quot;2019&quot;,1,4]]},&quot;issued&quot;:{&quot;date-parts&quot;:[[&quot;2008&quot;,3,12]]}}}],&quot;schema&quot;:&quot;https://github.com/citation-style-language/schema/raw/master/csl-citation.json&quot;} RNDg2Gyhig20y"/> <text:span text:style-name="T45">Bei eBooks bitte </text:span><text:span text:style-name="T48">als Dokumententyp „Buch“ wählen und </text:span><text:span text:style-name="T45">manuell in der Datenbank ins Feld „notes“ (bzw. „Extra“) das Stic</text:span><text:span text:style-name="T49">h</text:span><text:span text:style-name="T45">wort </text:span><text:span text:style-name="T46">eBook </text:span><text:span text:style-name="T47">eintragen!</text:span></text:p>
      <text:p text:style-name="P25"/>
      <text:p text:style-name="P19"><text:span text:style-name="T50">Einen Zeitschriftentitel würde es so darstellen. </text:span><text:reference-mark-start text:name="ZOTERO_ITEM CSL_CITATION {&quot;citationID&quot;:&quot;ac87tpgncs&quot;,&quot;properties&quot;:{&quot;formattedCitation&quot;:&quot;\\super 6\\nosupersub{}&quot;,&quot;plainCitation&quot;:&quot;6&quot;,&quot;noteIndex&quot;:0},&quot;citationItems&quot;:[{&quot;id&quot;:223,&quot;uris&quot;:[&quot;http://zotero.org/users/2861882/items/XWC67JG9&quot;],&quot;uri&quot;:[&quot;http://zotero.org/users/2861882/items/XWC67JG9&quot;],&quot;itemData&quot;:{&quot;id&quot;:223,&quot;type&quot;:&quot;article-journal&quot;,&quot;abstract&quot;:&quot;Ein Testeintrag für Zeitschriftenartikel&quot;,&quot;call-number&quot;:&quot;Z-234.5p&quot;,&quot;container-title&quot;:&quot;Journal of the American Society of Nephrology&quot;,&quot;DOI&quot;:&quot;10.1159/issn.0250-8095&quot;,&quot;ISSN&quot;:&quot;0250-8095&quot;,&quot;issue&quot;:&quot;2&quot;,&quot;language&quot;:&quot;de&quot;,&quot;page&quot;:&quot;212-221&quot;,&quot;source&quot;:&quot;Testkatalog&quot;,&quot;title&quot;:&quot;Zeitschriftenartikel - Kein überflüssiger Punkt am Ende des Titels?&quot;,&quot;URL&quot;:&quot;http://www.beispielzeitschrift.de/issue-105/Volume2.pdf&quot;,&quot;volume&quot;:&quot;105&quot;,&quot;author&quot;:[{&quot;family&quot;:&quot;Erster&quot;,&quot;given&quot;:&quot;Autor&quot;},{&quot;family&quot;:&quot;Zweiter&quot;,&quot;given&quot;:&quot;Autor&quot;}],&quot;accessed&quot;:{&quot;date-parts&quot;:[[&quot;2019&quot;,1,4]]},&quot;issued&quot;:{&quot;date-parts&quot;:[[&quot;1993&quot;,11,10]]}}}],&quot;schema&quot;:&quot;https://github.com/citation-style-language/schema/raw/master/csl-citation.json&quot;} RNDBmn8naKLEu"/><text:span text:style-name="T1">6</text:span><text:reference-mark-end text:name="ZOTERO_ITEM CSL_CITATION {&quot;citationID&quot;:&quot;ac87tpgncs&quot;,&quot;properties&quot;:{&quot;formattedCitation&quot;:&quot;\\super 6\\nosupersub{}&quot;,&quot;plainCitation&quot;:&quot;6&quot;,&quot;noteIndex&quot;:0},&quot;citationItems&quot;:[{&quot;id&quot;:223,&quot;uris&quot;:[&quot;http://zotero.org/users/2861882/items/XWC67JG9&quot;],&quot;uri&quot;:[&quot;http://zotero.org/users/2861882/items/XWC67JG9&quot;],&quot;itemData&quot;:{&quot;id&quot;:223,&quot;type&quot;:&quot;article-journal&quot;,&quot;abstract&quot;:&quot;Ein Testeintrag für Zeitschriftenartikel&quot;,&quot;call-number&quot;:&quot;Z-234.5p&quot;,&quot;container-title&quot;:&quot;Journal of the American Society of Nephrology&quot;,&quot;DOI&quot;:&quot;10.1159/issn.0250-8095&quot;,&quot;ISSN&quot;:&quot;0250-8095&quot;,&quot;issue&quot;:&quot;2&quot;,&quot;language&quot;:&quot;de&quot;,&quot;page&quot;:&quot;212-221&quot;,&quot;source&quot;:&quot;Testkatalog&quot;,&quot;title&quot;:&quot;Zeitschriftenartikel - Kein überflüssiger Punkt am Ende des Titels?&quot;,&quot;URL&quot;:&quot;http://www.beispielzeitschrift.de/issue-105/Volume2.pdf&quot;,&quot;volume&quot;:&quot;105&quot;,&quot;author&quot;:[{&quot;family&quot;:&quot;Erster&quot;,&quot;given&quot;:&quot;Autor&quot;},{&quot;family&quot;:&quot;Zweiter&quot;,&quot;given&quot;:&quot;Autor&quot;}],&quot;accessed&quot;:{&quot;date-parts&quot;:[[&quot;2019&quot;,1,4]]},&quot;issued&quot;:{&quot;date-parts&quot;:[[&quot;1993&quot;,11,10]]}}}],&quot;schema&quot;:&quot;https://github.com/citation-style-language/schema/raw/master/csl-citation.json&quot;} RNDBmn8naKLEu"/></text:p>
      <text:p text:style-name="P18"><text:span text:style-name="T21">Noch e</text:span><text:span text:style-name="T22">in Zeitschriftenartikel, dessen Titel nicht mit einem Fragezeichen endet.</text:span><text:reference-mark-start text:name="ZOTERO_ITEM CSL_CITATION {&quot;citationID&quot;:&quot;a1kbk3lpq6u&quot;,&quot;properties&quot;:{&quot;formattedCitation&quot;:&quot;\\super 7\\nosupersub{}&quot;,&quot;plainCitation&quot;:&quot;7&quot;,&quot;noteIndex&quot;:0},&quot;citationItems&quot;:[{&quot;id&quot;:222,&quot;uris&quot;:[&quot;http://zotero.org/users/2861882/items/YRIA7C92&quot;],&quot;uri&quot;:[&quot;http://zotero.org/users/2861882/items/YRIA7C92&quot;],&quot;itemData&quot;:{&quot;id&quot;:222,&quot;type&quot;:&quot;article-journal&quot;,&quot;abstract&quot;:&quot;Ein Testeintrag für Zeitschriftenartikel&quot;,&quot;call-number&quot;:&quot;Z-123.4p&quot;,&quot;container-title&quot;:&quot;Journal of the American Society of Nephrology&quot;,&quot;DOI&quot;:&quot;10.1159/issn.0250-8095&quot;,&quot;ISSN&quot;:&quot;0250-8095&quot;,&quot;issue&quot;:&quot;4&quot;,&quot;language&quot;:&quot;de&quot;,&quot;page&quot;:&quot;212-221&quot;,&quot;source&quot;:&quot;Testkatalog&quot;,&quot;title&quot;:&quot;Titel des publizierten Artikels&quot;,&quot;URL&quot;:&quot;http://www.beispielzeitschrift.de/issue-122/Volume4.pdf&quot;,&quot;volume&quot;:&quot;122&quot;,&quot;author&quot;:[{&quot;family&quot;:&quot;Erster&quot;,&quot;given&quot;:&quot;Autor&quot;},{&quot;family&quot;:&quot;Zweiter&quot;,&quot;given&quot;:&quot;Autor&quot;}],&quot;accessed&quot;:{&quot;date-parts&quot;:[[&quot;2019&quot;,1,4]]},&quot;issued&quot;:{&quot;date-parts&quot;:[[&quot;1994&quot;,3,12]]}}}],&quot;schema&quot;:&quot;https://github.com/citation-style-language/schema/raw/master/csl-citation.json&quot;} RND6AVqfxU7ah"/><text:span text:style-name="T2">7</text:span><text:reference-mark-end text:name="ZOTERO_ITEM CSL_CITATION {&quot;citationID&quot;:&quot;a1kbk3lpq6u&quot;,&quot;properties&quot;:{&quot;formattedCitation&quot;:&quot;\\super 7\\nosupersub{}&quot;,&quot;plainCitation&quot;:&quot;7&quot;,&quot;noteIndex&quot;:0},&quot;citationItems&quot;:[{&quot;id&quot;:222,&quot;uris&quot;:[&quot;http://zotero.org/users/2861882/items/YRIA7C92&quot;],&quot;uri&quot;:[&quot;http://zotero.org/users/2861882/items/YRIA7C92&quot;],&quot;itemData&quot;:{&quot;id&quot;:222,&quot;type&quot;:&quot;article-journal&quot;,&quot;abstract&quot;:&quot;Ein Testeintrag für Zeitschriftenartikel&quot;,&quot;call-number&quot;:&quot;Z-123.4p&quot;,&quot;container-title&quot;:&quot;Journal of the American Society of Nephrology&quot;,&quot;DOI&quot;:&quot;10.1159/issn.0250-8095&quot;,&quot;ISSN&quot;:&quot;0250-8095&quot;,&quot;issue&quot;:&quot;4&quot;,&quot;language&quot;:&quot;de&quot;,&quot;page&quot;:&quot;212-221&quot;,&quot;source&quot;:&quot;Testkatalog&quot;,&quot;title&quot;:&quot;Titel des publizierten Artikels&quot;,&quot;URL&quot;:&quot;http://www.beispielzeitschrift.de/issue-122/Volume4.pdf&quot;,&quot;volume&quot;:&quot;122&quot;,&quot;author&quot;:[{&quot;family&quot;:&quot;Erster&quot;,&quot;given&quot;:&quot;Autor&quot;},{&quot;family&quot;:&quot;Zweiter&quot;,&quot;given&quot;:&quot;Autor&quot;}],&quot;accessed&quot;:{&quot;date-parts&quot;:[[&quot;2019&quot;,1,4]]},&quot;issued&quot;:{&quot;date-parts&quot;:[[&quot;1994&quot;,3,12]]}}}],&quot;schema&quot;:&quot;https://github.com/citation-style-language/schema/raw/master/csl-citation.json&quot;} RND6AVqfxU7ah"/></text:p>
      <text:p text:style-name="P7">Zeitschriftentitel werden automatisch abgekürzt, das Feld „Kurztitel“ wird – programmabhängig – ignoriert und die offizielle Abkürzung aus der MEDLINE-Datenbank verwendet. Daher möglichst darauf achten, dass die Langfassung des Zeitschriftentitels korrekt eingetragen ist!</text:p>
      <text:p text:style-name="P18"><text:span text:style-name="T14">B</text:span><text:span text:style-name="T23">ei Onlinepublikationen</text:span><text:reference-mark-start text:name="ZOTERO_ITEM CSL_CITATION {&quot;citationID&quot;:&quot;as2jpruome&quot;,&quot;properties&quot;:{&quot;formattedCitation&quot;:&quot;\\super 8\\nosupersub{}&quot;,&quot;plainCitation&quot;:&quot;8&quot;,&quot;noteIndex&quot;:0},&quot;citationItems&quot;:[{&quot;id&quot;:224,&quot;uris&quot;:[&quot;http://zotero.org/users/2861882/items/S87BGNLW&quot;],&quot;uri&quot;:[&quot;http://zotero.org/users/2861882/items/S87BGNLW&quot;],&quot;itemData&quot;:{&quot;id&quot;:224,&quot;type&quot;:&quot;article-journal&quot;,&quot;abstract&quot;:&quot;Ein Testeintrag für Zeitschriftenartikel&quot;,&quot;call-number&quot;:&quot;Z-123.4e&quot;,&quot;container-title&quot;:&quot;Journal of the American Society of Nephrology&quot;,&quot;DOI&quot;:&quot;10.1159/issn.0250-8095&quot;,&quot;ISSN&quot;:&quot;1421-9670&quot;,&quot;issue&quot;:&quot;3&quot;,&quot;language&quot;:&quot;de&quot;,&quot;note&quot;:&quot;elektronische Publikation&quot;,&quot;page&quot;:&quot;212-221&quot;,&quot;source&quot;:&quot;Testkatalog&quot;,&quot;title&quot;:&quot;Titel des elektronisch publizierten Artikels&quot;,&quot;URL&quot;:&quot;http://www.beispielzeitschrift.de/issue-223/Volume3.pdf&quot;,&quot;volume&quot;:&quot;223&quot;,&quot;author&quot;:[{&quot;family&quot;:&quot;Erster&quot;,&quot;given&quot;:&quot;Autor&quot;,&quot;suffix&quot;:&quot;&quot;},{&quot;family&quot;:&quot;Zweiter&quot;,&quot;given&quot;:&quot;Autor&quot;}],&quot;accessed&quot;:{&quot;date-parts&quot;:[[&quot;2019&quot;,1,4]]},&quot;issued&quot;:{&quot;date-parts&quot;:[[&quot;2003&quot;,10,11]]}}}],&quot;schema&quot;:&quot;https://github.com/citation-style-language/schema/raw/master/csl-citation.json&quot;} RNDanh6E4dAI1"/><text:span text:style-name="T6">8</text:span><text:reference-mark-end text:name="ZOTERO_ITEM CSL_CITATION {&quot;citationID&quot;:&quot;as2jpruome&quot;,&quot;properties&quot;:{&quot;formattedCitation&quot;:&quot;\\super 8\\nosupersub{}&quot;,&quot;plainCitation&quot;:&quot;8&quot;,&quot;noteIndex&quot;:0},&quot;citationItems&quot;:[{&quot;id&quot;:224,&quot;uris&quot;:[&quot;http://zotero.org/users/2861882/items/S87BGNLW&quot;],&quot;uri&quot;:[&quot;http://zotero.org/users/2861882/items/S87BGNLW&quot;],&quot;itemData&quot;:{&quot;id&quot;:224,&quot;type&quot;:&quot;article-journal&quot;,&quot;abstract&quot;:&quot;Ein Testeintrag für Zeitschriftenartikel&quot;,&quot;call-number&quot;:&quot;Z-123.4e&quot;,&quot;container-title&quot;:&quot;Journal of the American Society of Nephrology&quot;,&quot;DOI&quot;:&quot;10.1159/issn.0250-8095&quot;,&quot;ISSN&quot;:&quot;1421-9670&quot;,&quot;issue&quot;:&quot;3&quot;,&quot;language&quot;:&quot;de&quot;,&quot;note&quot;:&quot;elektronische Publikation&quot;,&quot;page&quot;:&quot;212-221&quot;,&quot;source&quot;:&quot;Testkatalog&quot;,&quot;title&quot;:&quot;Titel des elektronisch publizierten Artikels&quot;,&quot;URL&quot;:&quot;http://www.beispielzeitschrift.de/issue-223/Volume3.pdf&quot;,&quot;volume&quot;:&quot;223&quot;,&quot;author&quot;:[{&quot;family&quot;:&quot;Erster&quot;,&quot;given&quot;:&quot;Autor&quot;,&quot;suffix&quot;:&quot;&quot;},{&quot;family&quot;:&quot;Zweiter&quot;,&quot;given&quot;:&quot;Autor&quot;}],&quot;accessed&quot;:{&quot;date-parts&quot;:[[&quot;2019&quot;,1,4]]},&quot;issued&quot;:{&quot;date-parts&quot;:[[&quot;2003&quot;,10,11]]}}}],&quot;schema&quot;:&quot;https://github.com/citation-style-language/schema/raw/master/csl-citation.json&quot;} RNDanh6E4dAI1"/><text:span text:style-name="T23">, die nicht in Printfassung vorliegen, bitte manuell im Feld „notes“, bzw. „Extra“ das Stichwort </text:span><text:span text:style-name="T37">elektronische</text:span><text:span text:style-name="T23"> </text:span><text:span text:style-name="T37">Publikation</text:span><text:span text:style-name="T18"> </text:span><text:span text:style-name="T16">oder alternativ</text:span><text:span text:style-name="T35"> Online-Publikation </text:span><text:span text:style-name="T17">oder</text:span><text:span text:style-name="T36"> Netzpublikation </text:span><text:span text:style-name="T18">ergänzen! Andernfalls wird die URL nicht angezeigt, auch wenn das entsprechende Feld ausgefüllt ist.</text:span></text:p>
      <text:p text:style-name="P16"><text:span text:style-name="T18">E</text:span><text:span text:style-name="T15">s sollte in Zotero in den Einstellungen die Option „URLs von gedruckten Artikeln in Literaturverzeichnis aufführen“ aktiviert sein! Der Zitierstil blendet sie automatisch aus, wenn das Feld „notes“, bzw. „Extra“ leer gelassen wird.</text:span></text:p>
      <text:p text:style-name="P9"/>
      <text:p text:style-name="P18"><text:span text:style-name="T50">Eine Website käme in dieser Art in das Literaturverzeichnis.</text:span><text:reference-mark-start text:name="ZOTERO_ITEM CSL_CITATION {&quot;citationID&quot;:&quot;a61lo7ah6k&quot;,&quot;properties&quot;:{&quot;formattedCitation&quot;:&quot;\\super 9\\nosupersub{}&quot;,&quot;plainCitation&quot;:&quot;9&quot;,&quot;noteIndex&quot;:0},&quot;citationItems&quot;:[{&quot;id&quot;:221,&quot;uris&quot;:[&quot;http://zotero.org/users/2861882/items/2LAU583P&quot;],&quot;uri&quot;:[&quot;http://zotero.org/users/2861882/items/2LAU583P&quot;],&quot;itemData&quot;:{&quot;id&quot;:221,&quot;type&quot;:&quot;webpage&quot;,&quot;abstract&quot;:&quot;Ein Testeintrag für eBooks.&quot;,&quot;container-title&quot;:&quot;Webseitentitel&quot;,&quot;language&quot;:&quot;de&quot;,&quot;title&quot;:&quot;Dies ist ein Artikel im Internet&quot;,&quot;title-short&quot;:&quot;Kurztitel&quot;,&quot;URL&quot;:&quot;http://www.beispielwebsite.de/testartikel.html&quot;,&quot;author&quot;:[{&quot;literal&quot;:&quot;Verfasser der Website&quot;}],&quot;accessed&quot;:{&quot;date-parts&quot;:[[&quot;2019&quot;,1,4]]},&quot;issued&quot;:{&quot;date-parts&quot;:[[&quot;2015&quot;,2,14]]}}}],&quot;schema&quot;:&quot;https://github.com/citation-style-language/schema/raw/master/csl-citation.json&quot;} RNDKqzAKRXDTf"/><text:span text:style-name="T1">9</text:span><text:reference-mark-end text:name="ZOTERO_ITEM CSL_CITATION {&quot;citationID&quot;:&quot;a61lo7ah6k&quot;,&quot;properties&quot;:{&quot;formattedCitation&quot;:&quot;\\super 9\\nosupersub{}&quot;,&quot;plainCitation&quot;:&quot;9&quot;,&quot;noteIndex&quot;:0},&quot;citationItems&quot;:[{&quot;id&quot;:221,&quot;uris&quot;:[&quot;http://zotero.org/users/2861882/items/2LAU583P&quot;],&quot;uri&quot;:[&quot;http://zotero.org/users/2861882/items/2LAU583P&quot;],&quot;itemData&quot;:{&quot;id&quot;:221,&quot;type&quot;:&quot;webpage&quot;,&quot;abstract&quot;:&quot;Ein Testeintrag für eBooks.&quot;,&quot;container-title&quot;:&quot;Webseitentitel&quot;,&quot;language&quot;:&quot;de&quot;,&quot;title&quot;:&quot;Dies ist ein Artikel im Internet&quot;,&quot;title-short&quot;:&quot;Kurztitel&quot;,&quot;URL&quot;:&quot;http://www.beispielwebsite.de/testartikel.html&quot;,&quot;author&quot;:[{&quot;literal&quot;:&quot;Verfasser der Website&quot;}],&quot;accessed&quot;:{&quot;date-parts&quot;:[[&quot;2019&quot;,1,4]]},&quot;issued&quot;:{&quot;date-parts&quot;:[[&quot;2015&quot;,2,14]]}}}],&quot;schema&quot;:&quot;https://github.com/citation-style-language/schema/raw/master/csl-citation.json&quot;} RNDKqzAKRXDTf"/></text:p>
      <text:p text:style-name="P11"/>
      <text:p text:style-name="P18"><text:span text:style-name="T50">Auch an Patentschriften ist gedacht.</text:span><text:reference-mark-start text:name="ZOTERO_ITEM CSL_CITATION {&quot;citationID&quot;:&quot;a18evug2jla&quot;,&quot;properties&quot;:{&quot;formattedCitation&quot;:&quot;\\super 10\\nosupersub{}&quot;,&quot;plainCitation&quot;:&quot;10&quot;,&quot;noteIndex&quot;:0},&quot;citationItems&quot;:[{&quot;id&quot;:225,&quot;uris&quot;:[&quot;http://zotero.org/users/2861882/items/LC534UUS&quot;],&quot;uri&quot;:[&quot;http://zotero.org/users/2861882/items/LC534UUS&quot;],&quot;itemData&quot;:{&quot;id&quot;:225,&quot;type&quot;:&quot;patent&quot;,&quot;abstract&quot;:&quot;Eine Revolution in der Energieversorgung.&quot;,&quot;call-number&quot;:&quot;123-456-78&quot;,&quot;event-place&quot;:&quot;Bern&quot;,&quot;language&quot;:&quot;de&quot;,&quot;number&quot;:&quot;CH123456789&quot;,&quot;page&quot;:&quot;18&quot;,&quot;publisher-place&quot;:&quot;Bern&quot;,&quot;status&quot;:&quot;Abgelaufen&quot;,&quot;title&quot;:&quot;Ein genialer Apparat zur Energieerzeugung&quot;,&quot;URL&quot;:&quot;https://patents.google.com/superpatent&quot;,&quot;author&quot;:[{&quot;family&quot;:&quot;Einstein&quot;,&quot;given&quot;:&quot;Albert&quot;},{&quot;family&quot;:&quot;Tesla&quot;,&quot;given&quot;:&quot;Nikola&quot;}],&quot;accessed&quot;:{&quot;date-parts&quot;:[[&quot;2020&quot;,1,5]]},&quot;issued&quot;:{&quot;date-parts&quot;:[[&quot;1913&quot;,4,14]]},&quot;submitted&quot;:{&quot;date-parts&quot;:[[&quot;1912&quot;,6,12]]}}}],&quot;schema&quot;:&quot;https://github.com/citation-style-language/schema/raw/master/csl-citation.json&quot;} RNDaxypc9hkWt"/><text:span text:style-name="T1">10</text:span><text:reference-mark-end text:name="ZOTERO_ITEM CSL_CITATION {&quot;citationID&quot;:&quot;a18evug2jla&quot;,&quot;properties&quot;:{&quot;formattedCitation&quot;:&quot;\\super 10\\nosupersub{}&quot;,&quot;plainCitation&quot;:&quot;10&quot;,&quot;noteIndex&quot;:0},&quot;citationItems&quot;:[{&quot;id&quot;:225,&quot;uris&quot;:[&quot;http://zotero.org/users/2861882/items/LC534UUS&quot;],&quot;uri&quot;:[&quot;http://zotero.org/users/2861882/items/LC534UUS&quot;],&quot;itemData&quot;:{&quot;id&quot;:225,&quot;type&quot;:&quot;patent&quot;,&quot;abstract&quot;:&quot;Eine Revolution in der Energieversorgung.&quot;,&quot;call-number&quot;:&quot;123-456-78&quot;,&quot;event-place&quot;:&quot;Bern&quot;,&quot;language&quot;:&quot;de&quot;,&quot;number&quot;:&quot;CH123456789&quot;,&quot;page&quot;:&quot;18&quot;,&quot;publisher-place&quot;:&quot;Bern&quot;,&quot;status&quot;:&quot;Abgelaufen&quot;,&quot;title&quot;:&quot;Ein genialer Apparat zur Energieerzeugung&quot;,&quot;URL&quot;:&quot;https://patents.google.com/superpatent&quot;,&quot;author&quot;:[{&quot;family&quot;:&quot;Einstein&quot;,&quot;given&quot;:&quot;Albert&quot;},{&quot;family&quot;:&quot;Tesla&quot;,&quot;given&quot;:&quot;Nikola&quot;}],&quot;accessed&quot;:{&quot;date-parts&quot;:[[&quot;2020&quot;,1,5]]},&quot;issued&quot;:{&quot;date-parts&quot;:[[&quot;1913&quot;,4,14]]},&quot;submitted&quot;:{&quot;date-parts&quot;:[[&quot;1912&quot;,6,12]]}}}],&quot;schema&quot;:&quot;https://github.com/citation-style-language/schema/raw/master/csl-citation.json&quot;} RNDaxypc9hkWt"/></text:p>
      <text:p text:style-name="P15"><text:span text:style-name="T28">Sollte das Feld „Patentnummer“ (number) leer sein wird stattdessen (sofern eingetragen) die Bewerbungsnummer (</text:span><text:span text:style-name="T29">call-number) </text:span><text:span text:style-name="T28">angezeigt, zum Beispiel bei noch nicht erteilten Patenten.</text:span></text:p>
      <text:p text:style-name="P12"/>
      <text:p text:style-name="P19"><text:span text:style-name="T50">E</text:span><text:span text:style-name="T51">s gibt auch</text:span><text:span text:style-name="T50"> aus dem Internet heruntergeladene Dokumente.</text:span><text:reference-mark-start text:name="ZOTERO_ITEM CSL_CITATION {&quot;citationID&quot;:&quot;a1buo37ptho&quot;,&quot;properties&quot;:{&quot;formattedCitation&quot;:&quot;\\super 11\\nosupersub{}&quot;,&quot;plainCitation&quot;:&quot;11&quot;,&quot;noteIndex&quot;:0},&quot;citationItems&quot;:[{&quot;id&quot;:226,&quot;uris&quot;:[&quot;http://zotero.org/users/2861882/items/9LSX4SCW&quot;],&quot;uri&quot;:[&quot;http://zotero.org/users/2861882/items/9LSX4SCW&quot;],&quot;itemData&quot;:{&quot;id&quot;:226,&quot;type&quot;:&quot;webpage&quot;,&quot;abstract&quot;:&quot;Ein Testeintrag für eBooks.&quot;,&quot;container-title&quot;:&quot;Name der Website zum Download des Dokuments&quot;,&quot;language&quot;:&quot;de&quot;,&quot;title&quot;:&quot;Dies ist ein heruntergeladenes Dokument aus im Internet&quot;,&quot;title-short&quot;:&quot;Kurztitel&quot;,&quot;URL&quot;:&quot;http://www.beispielwebsite.de/documents/beispieldatei.pdf&quot;,&quot;author&quot;:[{&quot;literal&quot;:&quot;Verfasser des Dokuments&quot;}],&quot;accessed&quot;:{&quot;date-parts&quot;:[[&quot;2019&quot;,1,4]]},&quot;issued&quot;:{&quot;date-parts&quot;:[[&quot;2015&quot;,2,14]]}}}],&quot;schema&quot;:&quot;https://github.com/citation-style-language/schema/raw/master/csl-citation.json&quot;} RNDY7TMpbu6Pl"/><text:span text:style-name="T1">11</text:span><text:reference-mark-end text:name="ZOTERO_ITEM CSL_CITATION {&quot;citationID&quot;:&quot;a1buo37ptho&quot;,&quot;properties&quot;:{&quot;formattedCitation&quot;:&quot;\\super 11\\nosupersub{}&quot;,&quot;plainCitation&quot;:&quot;11&quot;,&quot;noteIndex&quot;:0},&quot;citationItems&quot;:[{&quot;id&quot;:226,&quot;uris&quot;:[&quot;http://zotero.org/users/2861882/items/9LSX4SCW&quot;],&quot;uri&quot;:[&quot;http://zotero.org/users/2861882/items/9LSX4SCW&quot;],&quot;itemData&quot;:{&quot;id&quot;:226,&quot;type&quot;:&quot;webpage&quot;,&quot;abstract&quot;:&quot;Ein Testeintrag für eBooks.&quot;,&quot;container-title&quot;:&quot;Name der Website zum Download des Dokuments&quot;,&quot;language&quot;:&quot;de&quot;,&quot;title&quot;:&quot;Dies ist ein heruntergeladenes Dokument aus im Internet&quot;,&quot;title-short&quot;:&quot;Kurztitel&quot;,&quot;URL&quot;:&quot;http://www.beispielwebsite.de/documents/beispieldatei.pdf&quot;,&quot;author&quot;:[{&quot;literal&quot;:&quot;Verfasser des Dokuments&quot;}],&quot;accessed&quot;:{&quot;date-parts&quot;:[[&quot;2019&quot;,1,4]]},&quot;issued&quot;:{&quot;date-parts&quot;:[[&quot;2015&quot;,2,14]]}}}],&quot;schema&quot;:&quot;https://github.com/citation-style-language/schema/raw/master/csl-citation.json&quot;} RNDY7TMpbu6Pl"/></text:p>
      <text:p text:style-name="P12"/>
      <text:p text:style-name="P21"><text:span text:style-name="T24">Eine Leitlinie sollte auch nicht fehlen.</text:span><text:reference-mark-start text:name="ZOTERO_ITEM CSL_CITATION {&quot;citationID&quot;:&quot;a1gbj790vi3&quot;,&quot;properties&quot;:{&quot;formattedCitation&quot;:&quot;\\super 12\\nosupersub{}&quot;,&quot;plainCitation&quot;:&quot;12&quot;,&quot;noteIndex&quot;:0},&quot;citationItems&quot;:[{&quot;id&quot;:229,&quot;uris&quot;:[&quot;http://zotero.org/users/2861882/items/WNA755PA&quot;],&quot;uri&quot;:[&quot;http://zotero.org/users/2861882/items/WNA755PA&quot;],&quot;itemData&quot;:{&quot;id&quot;:229,&quot;type&quot;:&quot;article&quot;,&quot;abstract&quot;:&quot;Eine Linie die einen Leiten soll&quot;,&quot;language&quot;:&quot;de&quot;,&quot;note&quot;:&quot;AWMF-Registernummer: 029-024&quot;,&quot;publisher&quot;:&quot;Der Leitlinienverlag&quot;,&quot;title&quot;:&quot;Titel der Langfassung der Leitlinie&quot;,&quot;title-short&quot;:&quot;Leitlinienkurztitel&quot;,&quot;URL&quot;:&quot;https://www.awmf.org/leitlinien/detail/ll/029-024.html&quot;,&quot;author&quot;:[{&quot;literal&quot;:&quot;Herausgeber der Leitlinie&quot;}],&quot;accessed&quot;:{&quot;date-parts&quot;:[[&quot;2020&quot;,1,5]]},&quot;issued&quot;:{&quot;date-parts&quot;:[[&quot;2016&quot;,6,28]]}}}],&quot;schema&quot;:&quot;https://github.com/citation-style-language/schema/raw/master/csl-citation.json&quot;} RNDXzP0xZIFJb"/><text:span text:style-name="T3">12</text:span><text:reference-mark-end text:name="ZOTERO_ITEM CSL_CITATION {&quot;citationID&quot;:&quot;a1gbj790vi3&quot;,&quot;properties&quot;:{&quot;formattedCitation&quot;:&quot;\\super 12\\nosupersub{}&quot;,&quot;plainCitation&quot;:&quot;12&quot;,&quot;noteIndex&quot;:0},&quot;citationItems&quot;:[{&quot;id&quot;:229,&quot;uris&quot;:[&quot;http://zotero.org/users/2861882/items/WNA755PA&quot;],&quot;uri&quot;:[&quot;http://zotero.org/users/2861882/items/WNA755PA&quot;],&quot;itemData&quot;:{&quot;id&quot;:229,&quot;type&quot;:&quot;article&quot;,&quot;abstract&quot;:&quot;Eine Linie die einen Leiten soll&quot;,&quot;language&quot;:&quot;de&quot;,&quot;note&quot;:&quot;AWMF-Registernummer: 029-024&quot;,&quot;publisher&quot;:&quot;Der Leitlinienverlag&quot;,&quot;title&quot;:&quot;Titel der Langfassung der Leitlinie&quot;,&quot;title-short&quot;:&quot;Leitlinienkurztitel&quot;,&quot;URL&quot;:&quot;https://www.awmf.org/leitlinien/detail/ll/029-024.html&quot;,&quot;author&quot;:[{&quot;literal&quot;:&quot;Herausgeber der Leitlinie&quot;}],&quot;accessed&quot;:{&quot;date-parts&quot;:[[&quot;2020&quot;,1,5]]},&quot;issued&quot;:{&quot;date-parts&quot;:[[&quot;2016&quot;,6,28]]}}}],&quot;schema&quot;:&quot;https://github.com/citation-style-language/schema/raw/master/csl-citation.json&quot;} RNDXzP0xZIFJb"/><text:span text:style-name="T3"> </text:span><text:span text:style-name="T32">Manchmal sind sie auch nicht online verfügbar, sondern liegen nur gedruckt vor.</text:span><text:reference-mark-start text:name="ZOTERO_ITEM CSL_CITATION {&quot;citationID&quot;:&quot;a114oifiui9&quot;,&quot;properties&quot;:{&quot;formattedCitation&quot;:&quot;\\super 13\\nosupersub{}&quot;,&quot;plainCitation&quot;:&quot;13&quot;,&quot;noteIndex&quot;:0},&quot;citationItems&quot;:[{&quot;id&quot;:233,&quot;uris&quot;:[&quot;http://zotero.org/users/2861882/items/AZZ6IRXS&quot;],&quot;uri&quot;:[&quot;http://zotero.org/users/2861882/items/AZZ6IRXS&quot;],&quot;itemData&quot;:{&quot;id&quot;:233,&quot;type&quot;:&quot;article&quot;,&quot;abstract&quot;:&quot;Eine Linie die einen Leiten soll&quot;,&quot;language&quot;:&quot;de&quot;,&quot;note&quot;:&quot;AWMF-Registernummer: 012-345LE&quot;,&quot;publisher&quot;:&quot;Der Leitlinienverlag&quot;,&quot;title&quot;:&quot;Titel der gedruckt vorliegenden Leitlinie&quot;,&quot;title-short&quot;:&quot;Leitlinienkurztitel&quot;,&quot;editor&quot;:[{&quot;literal&quot;:&quot;Leitlinienkommission&quot;}],&quot;issued&quot;:{&quot;date-parts&quot;:[[&quot;2016&quot;,6,28]]}}}],&quot;schema&quot;:&quot;https://github.com/citation-style-language/schema/raw/master/csl-citation.json&quot;} RND1kd6cw8tct"/><text:span text:style-name="T9">13</text:span><text:reference-mark-end text:name="ZOTERO_ITEM CSL_CITATION {&quot;citationID&quot;:&quot;a114oifiui9&quot;,&quot;properties&quot;:{&quot;formattedCitation&quot;:&quot;\\super 13\\nosupersub{}&quot;,&quot;plainCitation&quot;:&quot;13&quot;,&quot;noteIndex&quot;:0},&quot;citationItems&quot;:[{&quot;id&quot;:233,&quot;uris&quot;:[&quot;http://zotero.org/users/2861882/items/AZZ6IRXS&quot;],&quot;uri&quot;:[&quot;http://zotero.org/users/2861882/items/AZZ6IRXS&quot;],&quot;itemData&quot;:{&quot;id&quot;:233,&quot;type&quot;:&quot;article&quot;,&quot;abstract&quot;:&quot;Eine Linie die einen Leiten soll&quot;,&quot;language&quot;:&quot;de&quot;,&quot;note&quot;:&quot;AWMF-Registernummer: 012-345LE&quot;,&quot;publisher&quot;:&quot;Der Leitlinienverlag&quot;,&quot;title&quot;:&quot;Titel der gedruckt vorliegenden Leitlinie&quot;,&quot;title-short&quot;:&quot;Leitlinienkurztitel&quot;,&quot;editor&quot;:[{&quot;literal&quot;:&quot;Leitlinienkommission&quot;}],&quot;issued&quot;:{&quot;date-parts&quot;:[[&quot;2016&quot;,6,28]]}}}],&quot;schema&quot;:&quot;https://github.com/citation-style-language/schema/raw/master/csl-citation.json&quot;} RND1kd6cw8tct"/></text:p>
      <text:p text:style-name="P14"><text:soft-page-break/><text:span text:style-name="T13">Hierbei, sofern verfügbar, bitte in das Feld „notes“, bzw. „Extra“, manuell die Registernummer der Leitlinie, inklusive Label eingeben! Z.B.: </text:span><text:span text:style-name="T34">AWMF-Registernummer: 013/018</text:span><text:span text:style-name="T39">AL</text:span></text:p>
      <text:p text:style-name="P5">Als Dokumententyp <text:span text:style-name="T57">für Leitlinien </text:span>empfiehlt sich „Website“, wenn eine Onlinequelle angegeben werden kann, <text:span text:style-name="T55">oder alternativ „Dokument“ (= „article“), insbesondere bei gedruckt verlegten Leitlinien.</text:span></text:p>
      <text:p text:style-name="Standard"><text:span text:style-name="T20">Notfalls geht auch „Buchteil“ (=“chapter“).</text:span><text:reference-mark-start text:name="ZOTERO_ITEM CSL_CITATION {&quot;citationID&quot;:&quot;a29qg8v8cu8&quot;,&quot;properties&quot;:{&quot;formattedCitation&quot;:&quot;\\super 14,15\\nosupersub{}&quot;,&quot;plainCitation&quot;:&quot;14,15&quot;,&quot;noteIndex&quot;:0},&quot;citationItems&quot;:[{&quot;id&quot;:235,&quot;uris&quot;:[&quot;http://zotero.org/users/2861882/items/6A9QUBWM&quot;],&quot;uri&quot;:[&quot;http://zotero.org/users/2861882/items/6A9QUBWM&quot;],&quot;itemData&quot;:{&quot;id&quot;:235,&quot;type&quot;:&quot;chapter&quot;,&quot;abstract&quot;:&quot;Eine Linie die einen Leiten soll&quot;,&quot;container-title&quot;:&quot;Leitlinien für Geleitete&quot;,&quot;language&quot;:&quot;de&quot;,&quot;note&quot;:&quot;AWMF-Registernummer: 012-345ED&quot;,&quot;title&quot;:&quot;Titel der als Buchkapitel mit Herausgeber abgelegten Leitlinie&quot;,&quot;title-short&quot;:&quot;Leitlinienkurztitel&quot;,&quot;URL&quot;:&quot;https://www.Beispielleitlinien.de/Leitlinie-ohne-Verfasser&amp;Verleger&quot;,&quot;editor&quot;:[{&quot;literal&quot;:&quot;Leitlinienkommission&quot;}],&quot;accessed&quot;:{&quot;date-parts&quot;:[[&quot;2020&quot;,1,7]]},&quot;issued&quot;:{&quot;date-parts&quot;:[[&quot;2015&quot;,6,28]]}}},{&quot;id&quot;:234,&quot;uris&quot;:[&quot;http://zotero.org/users/2861882/items/HGHXDG2H&quot;],&quot;uri&quot;:[&quot;http://zotero.org/users/2861882/items/HGHXDG2H&quot;],&quot;itemData&quot;:{&quot;id&quot;:234,&quot;type&quot;:&quot;chapter&quot;,&quot;abstract&quot;:&quot;Eine Linie die einen Leiten soll&quot;,&quot;container-title&quot;:&quot;Leitlinien für Geleitete&quot;,&quot;language&quot;:&quot;de&quot;,&quot;note&quot;:&quot;AWMF-Registernummer: 012-345NX&quot;,&quot;title&quot;:&quot;Titel der als Buchkapitel abgelegten Leitlinie&quot;,&quot;title-short&quot;:&quot;Leitlinienkurztitel&quot;,&quot;URL&quot;:&quot;https://www.Beispielleitlinien.de/Leitlinie-ohne-Verfasser&amp;Verleger&amp;Herausgeber&quot;,&quot;accessed&quot;:{&quot;date-parts&quot;:[[&quot;2020&quot;,1,7]]},&quot;issued&quot;:{&quot;date-parts&quot;:[[&quot;2016&quot;,6,28]]}}}],&quot;schema&quot;:&quot;https://github.com/citation-style-language/schema/raw/master/csl-citation.json&quot;} RNDmoFwd4erLL"/><text:span text:style-name="T10">14,15</text:span><text:reference-mark-end text:name="ZOTERO_ITEM CSL_CITATION {&quot;citationID&quot;:&quot;a29qg8v8cu8&quot;,&quot;properties&quot;:{&quot;formattedCitation&quot;:&quot;\\super 14,15\\nosupersub{}&quot;,&quot;plainCitation&quot;:&quot;14,15&quot;,&quot;noteIndex&quot;:0},&quot;citationItems&quot;:[{&quot;id&quot;:235,&quot;uris&quot;:[&quot;http://zotero.org/users/2861882/items/6A9QUBWM&quot;],&quot;uri&quot;:[&quot;http://zotero.org/users/2861882/items/6A9QUBWM&quot;],&quot;itemData&quot;:{&quot;id&quot;:235,&quot;type&quot;:&quot;chapter&quot;,&quot;abstract&quot;:&quot;Eine Linie die einen Leiten soll&quot;,&quot;container-title&quot;:&quot;Leitlinien für Geleitete&quot;,&quot;language&quot;:&quot;de&quot;,&quot;note&quot;:&quot;AWMF-Registernummer: 012-345ED&quot;,&quot;title&quot;:&quot;Titel der als Buchkapitel mit Herausgeber abgelegten Leitlinie&quot;,&quot;title-short&quot;:&quot;Leitlinienkurztitel&quot;,&quot;URL&quot;:&quot;https://www.Beispielleitlinien.de/Leitlinie-ohne-Verfasser&amp;Verleger&quot;,&quot;editor&quot;:[{&quot;literal&quot;:&quot;Leitlinienkommission&quot;}],&quot;accessed&quot;:{&quot;date-parts&quot;:[[&quot;2020&quot;,1,7]]},&quot;issued&quot;:{&quot;date-parts&quot;:[[&quot;2015&quot;,6,28]]}}},{&quot;id&quot;:234,&quot;uris&quot;:[&quot;http://zotero.org/users/2861882/items/HGHXDG2H&quot;],&quot;uri&quot;:[&quot;http://zotero.org/users/2861882/items/HGHXDG2H&quot;],&quot;itemData&quot;:{&quot;id&quot;:234,&quot;type&quot;:&quot;chapter&quot;,&quot;abstract&quot;:&quot;Eine Linie die einen Leiten soll&quot;,&quot;container-title&quot;:&quot;Leitlinien für Geleitete&quot;,&quot;language&quot;:&quot;de&quot;,&quot;note&quot;:&quot;AWMF-Registernummer: 012-345NX&quot;,&quot;title&quot;:&quot;Titel der als Buchkapitel abgelegten Leitlinie&quot;,&quot;title-short&quot;:&quot;Leitlinienkurztitel&quot;,&quot;URL&quot;:&quot;https://www.Beispielleitlinien.de/Leitlinie-ohne-Verfasser&amp;Verleger&amp;Herausgeber&quot;,&quot;accessed&quot;:{&quot;date-parts&quot;:[[&quot;2020&quot;,1,7]]},&quot;issued&quot;:{&quot;date-parts&quot;:[[&quot;2016&quot;,6,28]]}}}],&quot;schema&quot;:&quot;https://github.com/citation-style-language/schema/raw/master/csl-citation.json&quot;} RNDmoFwd4erLL"/></text:p>
      <text:p text:style-name="P12"/>
      <text:p text:style-name="P23"><text:span text:style-name="T25">Für eine Habilitationsschrift</text:span><text:reference-mark-start text:name="ZOTERO_ITEM CSL_CITATION {&quot;citationID&quot;:&quot;au5o8jhj0o&quot;,&quot;properties&quot;:{&quot;formattedCitation&quot;:&quot;\\super 16\\nosupersub{}&quot;,&quot;plainCitation&quot;:&quot;16&quot;,&quot;noteIndex&quot;:0},&quot;citationItems&quot;:[{&quot;id&quot;:228,&quot;uris&quot;:[&quot;http://zotero.org/users/2861882/items/AWYRSQVK&quot;],&quot;uri&quot;:[&quot;http://zotero.org/users/2861882/items/AWYRSQVK&quot;],&quot;itemData&quot;:{&quot;id&quot;:228,&quot;type&quot;:&quot;thesis&quot;,&quot;abstract&quot;:&quot;Eine absolut geniale Habilitation in Nichtskunde.&quot;,&quot;call-number&quot;:&quot;D12.123.4m&quot;,&quot;event-place&quot;:&quot;Stusshausen&quot;,&quot;genre&quot;:&quot;professionell&quot;,&quot;language&quot;:&quot;de&quot;,&quot;note&quot;:&quot;Med. Habilitationsschrift&quot;,&quot;number-of-pages&quot;:&quot;104&quot;,&quot;publisher&quot;:&quot;Rupert-Grips-Universität Stusshausen&quot;,&quot;publisher-place&quot;:&quot;Stusshausen&quot;,&quot;source&quot;:&quot;Bibliothek der Uni Stusshausen&quot;,&quot;title&quot;:&quot;Titel der Habilitationsschrift&quot;,&quot;author&quot;:[{&quot;family&quot;:&quot;Clever&quot;,&quot;given&quot;:&quot;Markus&quot;}],&quot;issued&quot;:{&quot;date-parts&quot;:[[&quot;2018&quot;,5,12]]}}}],&quot;schema&quot;:&quot;https://github.com/citation-style-language/schema/raw/master/csl-citation.json&quot;} RNDP2a4MOahkR"/><text:span text:style-name="T4">16</text:span><text:reference-mark-end text:name="ZOTERO_ITEM CSL_CITATION {&quot;citationID&quot;:&quot;au5o8jhj0o&quot;,&quot;properties&quot;:{&quot;formattedCitation&quot;:&quot;\\super 16\\nosupersub{}&quot;,&quot;plainCitation&quot;:&quot;16&quot;,&quot;noteIndex&quot;:0},&quot;citationItems&quot;:[{&quot;id&quot;:228,&quot;uris&quot;:[&quot;http://zotero.org/users/2861882/items/AWYRSQVK&quot;],&quot;uri&quot;:[&quot;http://zotero.org/users/2861882/items/AWYRSQVK&quot;],&quot;itemData&quot;:{&quot;id&quot;:228,&quot;type&quot;:&quot;thesis&quot;,&quot;abstract&quot;:&quot;Eine absolut geniale Habilitation in Nichtskunde.&quot;,&quot;call-number&quot;:&quot;D12.123.4m&quot;,&quot;event-place&quot;:&quot;Stusshausen&quot;,&quot;genre&quot;:&quot;professionell&quot;,&quot;language&quot;:&quot;de&quot;,&quot;note&quot;:&quot;Med. Habilitationsschrift&quot;,&quot;number-of-pages&quot;:&quot;104&quot;,&quot;publisher&quot;:&quot;Rupert-Grips-Universität Stusshausen&quot;,&quot;publisher-place&quot;:&quot;Stusshausen&quot;,&quot;source&quot;:&quot;Bibliothek der Uni Stusshausen&quot;,&quot;title&quot;:&quot;Titel der Habilitationsschrift&quot;,&quot;author&quot;:[{&quot;family&quot;:&quot;Clever&quot;,&quot;given&quot;:&quot;Markus&quot;}],&quot;issued&quot;:{&quot;date-parts&quot;:[[&quot;2018&quot;,5,12]]}}}],&quot;schema&quot;:&quot;https://github.com/citation-style-language/schema/raw/master/csl-citation.json&quot;} RNDP2a4MOahkR"/><text:span text:style-name="T25"> bitte den Dokumententyp „Dissertation“ wählen und im Feld „notes“ (bzw. „Extra“) manuell das Stichwort </text:span><text:span text:style-name="T38">Med. Habilitationsschrift </text:span><text:span text:style-name="T19">eintragen! Bei anderen Hochschulschriften (mit Ausnahme von Dissertationen) bitte analog verfahren und den entsprechenden Dokumententyp als Kommentar eintragen!</text:span></text:p>
      <text:p text:style-name="P4"/>
      <text:p text:style-name="P22"><text:span text:style-name="T26">Eine Dissertation haben wir zum Abschluss auch noch.</text:span><text:reference-mark-start text:name="ZOTERO_ITEM CSL_CITATION {&quot;citationID&quot;:&quot;a2413rkjlp9&quot;,&quot;properties&quot;:{&quot;formattedCitation&quot;:&quot;\\super 17\\nosupersub{}&quot;,&quot;plainCitation&quot;:&quot;17&quot;,&quot;noteIndex&quot;:0},&quot;citationItems&quot;:[{&quot;id&quot;:227,&quot;uris&quot;:[&quot;http://zotero.org/users/2861882/items/AZB33GHQ&quot;],&quot;uri&quot;:[&quot;http://zotero.org/users/2861882/items/AZB33GHQ&quot;],&quot;itemData&quot;:{&quot;id&quot;:227,&quot;type&quot;:&quot;thesis&quot;,&quot;abstract&quot;:&quot;Eine absolut geniale Doktorarbeit über nichts.&quot;,&quot;call-number&quot;:&quot;D12.123.4m&quot;,&quot;event-place&quot;:&quot;Stusshausen&quot;,&quot;genre&quot;:&quot;klinisch&quot;,&quot;language&quot;:&quot;de&quot;,&quot;number-of-pages&quot;:&quot;36&quot;,&quot;publisher&quot;:&quot;Rupert-Grips-Universität Stusshausen&quot;,&quot;publisher-place&quot;:&quot;Stusshausen&quot;,&quot;source&quot;:&quot;Bibliothek der Uni Stusshausen&quot;,&quot;title&quot;:&quot;Titel der Dissertationsschrift&quot;,&quot;URL&quot;:&quot;https://www.bereitstellungsserver/dissertationen/datei.pdf&quot;,&quot;author&quot;:[{&quot;family&quot;:&quot;Genial&quot;,&quot;given&quot;:&quot;Markus&quot;}],&quot;accessed&quot;:{&quot;date-parts&quot;:[[&quot;2020&quot;,1,5]]},&quot;issued&quot;:{&quot;date-parts&quot;:[[&quot;2008&quot;,9,15]]}}}],&quot;schema&quot;:&quot;https://github.com/citation-style-language/schema/raw/master/csl-citation.json&quot;} RND7qbnSIULcC"/><text:span text:style-name="T7">17</text:span><text:reference-mark-end text:name="ZOTERO_ITEM CSL_CITATION {&quot;citationID&quot;:&quot;a2413rkjlp9&quot;,&quot;properties&quot;:{&quot;formattedCitation&quot;:&quot;\\super 17\\nosupersub{}&quot;,&quot;plainCitation&quot;:&quot;17&quot;,&quot;noteIndex&quot;:0},&quot;citationItems&quot;:[{&quot;id&quot;:227,&quot;uris&quot;:[&quot;http://zotero.org/users/2861882/items/AZB33GHQ&quot;],&quot;uri&quot;:[&quot;http://zotero.org/users/2861882/items/AZB33GHQ&quot;],&quot;itemData&quot;:{&quot;id&quot;:227,&quot;type&quot;:&quot;thesis&quot;,&quot;abstract&quot;:&quot;Eine absolut geniale Doktorarbeit über nichts.&quot;,&quot;call-number&quot;:&quot;D12.123.4m&quot;,&quot;event-place&quot;:&quot;Stusshausen&quot;,&quot;genre&quot;:&quot;klinisch&quot;,&quot;language&quot;:&quot;de&quot;,&quot;number-of-pages&quot;:&quot;36&quot;,&quot;publisher&quot;:&quot;Rupert-Grips-Universität Stusshausen&quot;,&quot;publisher-place&quot;:&quot;Stusshausen&quot;,&quot;source&quot;:&quot;Bibliothek der Uni Stusshausen&quot;,&quot;title&quot;:&quot;Titel der Dissertationsschrift&quot;,&quot;URL&quot;:&quot;https://www.bereitstellungsserver/dissertationen/datei.pdf&quot;,&quot;author&quot;:[{&quot;family&quot;:&quot;Genial&quot;,&quot;given&quot;:&quot;Markus&quot;}],&quot;accessed&quot;:{&quot;date-parts&quot;:[[&quot;2020&quot;,1,5]]},&quot;issued&quot;:{&quot;date-parts&quot;:[[&quot;2008&quot;,9,15]]}}}],&quot;schema&quot;:&quot;https://github.com/citation-style-language/schema/raw/master/csl-citation.json&quot;} RND7qbnSIULcC"/><text:span text:style-name="T26"> </text:span><text:span text:style-name="T4"><text:s/></text:span><text:span text:style-name="T25">Hierfür bitte nur den Dokumententyp „Dissertation“ </text:span><text:span text:style-name="T33">(thesis) </text:span><text:span text:style-name="T25">wählen und das Feld „notes“ bzw. „Extra“ freilassen!</text:span></text:p>
      <text:p text:style-name="P22"><text:span text:style-name="T25"/></text:p>
      <text:p text:style-name="P24"><text:span text:style-name="T25">F</text:span><text:span text:style-name="T27">ür bislang unpublizierte Arbeiten</text:span><text:reference-mark-start text:name="ZOTERO_ITEM CSL_CITATION {&quot;citationID&quot;:&quot;a6ph70043h&quot;,&quot;properties&quot;:{&quot;formattedCitation&quot;:&quot;\\super 18\\nosupersub{}&quot;,&quot;plainCitation&quot;:&quot;18&quot;,&quot;noteIndex&quot;:0},&quot;citationItems&quot;:[{&quot;id&quot;:230,&quot;uris&quot;:[&quot;http://zotero.org/users/2861882/items/LBFMI77J&quot;],&quot;uri&quot;:[&quot;http://zotero.org/users/2861882/items/LBFMI77J&quot;],&quot;itemData&quot;:{&quot;id&quot;:230,&quot;type&quot;:&quot;article-magazine&quot;,&quot;abstract&quot;:&quot;Ein unpubliziertes Werk&quot;,&quot;container-title&quot;:&quot;Zeitschrift in der veröffentlicht werden soll&quot;,&quot;language&quot;:&quot;de&quot;,&quot;title&quot;:&quot;Unpublizierter Artikel&quot;,&quot;URL&quot;:&quot;http://www.hiergibtesdaswerk.de&quot;,&quot;author&quot;:[{&quot;family&quot;:&quot;Autor&quot;,&quot;given&quot;:&quot;Unveröffentlichter&quot;}],&quot;accessed&quot;:{&quot;date-parts&quot;:[[&quot;2020&quot;,1,5]]},&quot;issued&quot;:{&quot;date-parts&quot;:[[&quot;2019&quot;,7,19]]}}}],&quot;schema&quot;:&quot;https://github.com/citation-style-language/schema/raw/master/csl-citation.json&quot;} RNDGRXETaPzXf"/><text:span text:style-name="T8">18</text:span><text:reference-mark-end text:name="ZOTERO_ITEM CSL_CITATION {&quot;citationID&quot;:&quot;a6ph70043h&quot;,&quot;properties&quot;:{&quot;formattedCitation&quot;:&quot;\\super 18\\nosupersub{}&quot;,&quot;plainCitation&quot;:&quot;18&quot;,&quot;noteIndex&quot;:0},&quot;citationItems&quot;:[{&quot;id&quot;:230,&quot;uris&quot;:[&quot;http://zotero.org/users/2861882/items/LBFMI77J&quot;],&quot;uri&quot;:[&quot;http://zotero.org/users/2861882/items/LBFMI77J&quot;],&quot;itemData&quot;:{&quot;id&quot;:230,&quot;type&quot;:&quot;article-magazine&quot;,&quot;abstract&quot;:&quot;Ein unpubliziertes Werk&quot;,&quot;container-title&quot;:&quot;Zeitschrift in der veröffentlicht werden soll&quot;,&quot;language&quot;:&quot;de&quot;,&quot;title&quot;:&quot;Unpublizierter Artikel&quot;,&quot;URL&quot;:&quot;http://www.hiergibtesdaswerk.de&quot;,&quot;author&quot;:[{&quot;family&quot;:&quot;Autor&quot;,&quot;given&quot;:&quot;Unveröffentlichter&quot;}],&quot;accessed&quot;:{&quot;date-parts&quot;:[[&quot;2020&quot;,1,5]]},&quot;issued&quot;:{&quot;date-parts&quot;:[[&quot;2019&quot;,7,19]]}}}],&quot;schema&quot;:&quot;https://github.com/citation-style-language/schema/raw/master/csl-citation.json&quot;} RNDGRXETaPzXf"/><text:span text:style-name="T27"> wird automatisch ein entsprechender Hinweis angehängt, wenn entweder als Publikationstyp „Magazinartikel“ oder „Zeitschriftenartikel“ gewählt ist, dabei aber keine Angaben zur Ausgabe gemacht werden, oder bei einem beliebigen Dokumenttyp (außer Websites) wenn kein Veröffentlichungsdatum angegeben ist.</text:span></text:p>
      <text:p text:style-name="P6"/>
      <text:p text:style-name="P6"/>
      <text:p text:style-name="P8">Literaturverzeichnis:</text:p>
      <text:p text:style-name="P20"/>
      <text:section text:style-name="Sect1" text:name="ZOTERO_BIBL {&quot;uncited&quot;:[],&quot;omitted&quot;:[],&quot;custom&quot;:[]} CSL_BIBLIOGRAPHY RNDg7ztoehqMa">
        <text:p text:style-name="Bibliography_20_1">1. <text:tab/>Erster, A, Zweiter, A: <text:span text:style-name="T52">Buchtitel - Ein Testbuchtitel in der Langfassung</text:span>. Erscheinungsort, Verlag, 5., vollst. neu bearb. Aufl. 2008.</text:p>
        <text:p text:style-name="Bibliography_20_1">2. <text:tab/>Erster, A, Zweiter, A, Dritter, A: Dies ist ein Beitrag in einem Buch. In: <text:span text:style-name="T56">Buchautor, E, Zweitautor, B</text:span>: <text:span text:style-name="T52">Buchtitel des Containers</text:span>. 3. Auflage Erscheinungsort, Verlag, 2008, pp 116–121.</text:p>
        <text:p text:style-name="Bibliography_20_1">3. <text:tab/>Erster, A, Zweiter, A, Dritter, A: Dies ist ein Kapitel in einem editierten Buch. In: <text:span text:style-name="T52">Buchtitel des Containers</text:span>. 2nd ed. edited by <text:span text:style-name="T56">Herausgeber, E., Editor, Z.</text:span>, Erscheinungsort, Verlag, 2008, pp 410–455.</text:p>
        <text:p text:style-name="Bibliography_20_1">4. <text:tab/>Autor, S-G: Dies ist ein einseitiger Beitrag in einem Buch. In: <text:span text:style-name="T56">Buchautor, KO</text:span>: <text:span text:style-name="T52">Titel des Buches</text:span>. 5., vollst. neu bearb. Aufl. Erscheinungsort, Verlag, 2008, p 336.</text:p>
        <text:p text:style-name="Bibliography_20_1">5. <text:tab/>Erster, A, Zweiter, A, Dritter, A: <text:span text:style-name="T52">Elektronischer Buchtitel - Ein eBooktitel in der Langfassung</text:span> (eBook). Erscheinungsort, Verlag, 4th ed. 2008. Online: http://www.beispielwebsite.de/buchtitel.pdf, Stand: 04.01.2019.</text:p>
        <text:p text:style-name="Bibliography_20_1">6. <text:tab/>Erster, A, Zweiter, A: Zeitschriftenartikel - Kein überflüssiger Punkt am Ende des Titels? <text:span text:style-name="T52">J. Am. Soc. Nephrol.</text:span>, 105: 212–221, 1993.</text:p>
        <text:p text:style-name="Bibliography_20_1">7. <text:tab/>Erster, A, Zweiter, A: Titel des publizierten Artikels. <text:span text:style-name="T52">J. Am. Soc. Nephrol.</text:span>, 122: 212–221, 1994.</text:p>
        <text:p text:style-name="Bibliography_20_1">8. <text:tab/>Erster, A, Zweiter, A: Titel des elektronisch publizierten Artikels (elektronische Publikation). <text:span text:style-name="T52">J. Am. Soc. Nephrol.</text:span>, 223: 212–221, 2003. Online: http://www.beispielzeitschrift.de/issue-223/Volume3.pdf, Stand: 04.01.2019.</text:p>
        <text:p text:style-name="Bibliography_20_1"><text:soft-page-break/>9. <text:tab/>Verfasser der Website: <text:span text:style-name="T52">Dies ist ein Artikel im Internet</text:span>. 2015. Webseitentitel. Online: http://www.beispielwebsite.de/testartikel.html, Stand: 04.01.2019.</text:p>
        <text:p text:style-name="Bibliography_20_1">10. <text:tab/>Einstein, A, Tesla, N: <text:span text:style-name="T52">Ein genialer Apparat zur Energieerzeugung</text:span>. Patentnr. CH123456789, 14.04.1913. Status: Abgelaufen. Online: https://patents.google.com/superpatent, Stand: 05.01.2020.</text:p>
        <text:p text:style-name="Bibliography_20_1">11. <text:tab/>Verfasser des Dokuments: <text:span text:style-name="T52">Dies ist ein heruntergeladenes Dokument aus im Internet</text:span>. 2015. Name der Website zum Download des Dokuments. Online: http://www.beispielwebsite.de/documents/beispieldatei.pdf, Stand: 04.01.2019.</text:p>
        <text:p text:style-name="Bibliography_20_1">12. <text:tab/>Herausgeber der Leitlinie: <text:span text:style-name="T52">Titel der Langfassung der Leitlinie</text:span>, 2016, AWMF-Registernummer: 029-024. Online: https://www.awmf.org/leitlinien/detail/ll/029-024.html, Stand: 05.01.2020.</text:p>
        <text:p text:style-name="Bibliography_20_1">13. <text:tab/>Leitlinienkommission: <text:span text:style-name="T52">Titel der gedruckt vorliegenden Leitlinie</text:span>, 2016, AWMF-Registernummer: 012-345LE.</text:p>
        <text:p text:style-name="Bibliography_20_1">14. <text:tab/>Leitlinienkommission: Titel der als Buchkapitel mit Herausgeber abgelegten Leitlinie. In: <text:span text:style-name="T52">Leitlinien für Geleitete</text:span>. <text:span text:style-name="T52">2015</text:span>, AWMF-Registernummer: 012-345ED. Online: https://www.Beispielleitlinien.de/Leitlinie-ohne-Verfasser&amp;Verleger, Stand: 07.01.2020.</text:p>
        <text:p text:style-name="Bibliography_20_1">15. <text:tab/>Leitlinien für Geleitete. <text:span text:style-name="T52">Titel der als Buchkapitel abgelegten Leitlinie</text:span>, <text:span text:style-name="T52">2016</text:span>, AWMF-Registernummer: 012-345NX. Online: https://www.Beispielleitlinien.de/Leitlinie-ohne-Verfasser&amp;Verleger&amp;Herausgeber, Stand: 07.01.2020.</text:p>
        <text:p text:style-name="Bibliography_20_1">16. <text:tab/>Clever, M: <text:span text:style-name="T52">Titel der Habilitationsschrift</text:span>. Med. Habilitationsschrift. Rupert-Grips-Universität Stusshausen, 2018.</text:p>
        <text:p text:style-name="Bibliography_20_1">17. <text:tab/>Genial, M: <text:span text:style-name="T52">Titel der Dissertationsschrift</text:span>. Med. Dissertation. Rupert-Grips-Universität Stusshausen, 2008. Online: https://www.bereitstellungsserver/dissertationen/datei.pdf, Stand: 05.01.2020.</text:p>
        <text:p text:style-name="Bibliography_20_1">18. <text:tab/>Autor, U: Unpublizierter Artikel. <text:span text:style-name="T52">Z. Veröff. Werd. Soll</text:span>, 2019 (zur Publikation angenommen). Online: http://www.hiergibtesdaswerk.de, Stand: 05.01.2020.</text:p>
      </text:section>
      <text:p text:style-name="P29"><text:span text:style-name="T60">Der Zitierstil ist im offiziellen Zotero-</text:span><text:span text:style-name="T61">Style- </text:span><text:span text:style-name="T60">Repository </text:span><text:span text:style-name="T61">( </text:span><text:a xlink:type="simple" xlink:href="https://www.zotero.org/styles" text:style-name="Internet_20_link" text:visited-style-name="Visited_20_Internet_20_Link">https://www.zotero.org/styles</text:a> <text:span text:style-name="T58">) </text:span><text:span text:style-name="T61">unter dem Namen </text:span><text:span text:style-name="T63">Medizinische Fakultät Mannheim – numerisch</text:span><text:span text:style-name="T61"> zu finden.</text:span></text:p>
      <text:p text:style-name="P29"><text:span text:style-name="T61"/></text:p>
      <text:p text:style-name="P29"><text:span text:style-name="T61">Diese Dokumentation im .ODT-Format kann im folgenden Repository bezogen und per Pull-Request aktualisiert werden: </text:span><text:a xlink:type="simple" xlink:href="https://github.com/Director84/styles/documentation_medizinische-fakultat-mannheim.csl.odt" text:style-name="Internet_20_link" text:visited-style-name="Visited_20_Internet_20_Link"><text:span text:style-name="T59">https://github.com/Director84/styles</text:span></text:a><text:a xlink:type="simple" xlink:href="https://github.com/Director84/styles/documentation_medizinische-fakultat-mannheim.csl.odt" text:style-name="Internet_20_link" text:visited-style-name="Visited_20_Internet_20_Link"><text:span text:style-name="T61">/documentation_medizinische-fakultat-mannheim.odt</text:span></text:a></text:p>
      <text:p text:style-name="P29"><text:span text:style-name="T61"/></text:p>
      <text:p text:style-name="P31"><text:span text:style-name="T59">Die zum Testen verwendete </text:span><text:span text:style-name="T62">Literaturdatenbank für die obigen Einträge</text:span><text:span text:style-name="T59"> können Sie </text:span><text:span text:style-name="T64">im Bibtex-Format hier herunterladen: </text:span><text:a xlink:type="simple" xlink:href="https://github.com/Director84/styles/testbibliothek_documentation_medizinische-fakultat-mannheim.bib" text:style-name="Internet_20_link" text:visited-style-name="Visited_20_Internet_20_Link"><text:span text:style-name="T64">https://github.com/Director84/styles</text:span></text:a><text:a xlink:type="simple" xlink:href="https://github.com/Director84/styles/testbibliothek_documentation_medizinische-fakultat-mannheim.bib" text:style-name="Internet_20_link" text:visited-style-name="Visited_20_Internet_20_Link"><text:span text:style-name="T59">/</text:span></text:a><text:a xlink:type="simple" xlink:href="https://github.com/Director84/styles/testbibliothek_documentation_medizinische-fakultat-mannheim.bib" text:style-name="Internet_20_link" text:visited-style-name="Visited_20_Internet_20_Link"><text:span text:style-name="T64">testbibliothek_</text:span></text:a><text:a xlink:type="simple" xlink:href="https://github.com/Director84/styles/testbibliothek_documentation_medizinische-fakultat-mannheim.bib" text:style-name="Internet_20_link" text:visited-style-name="Visited_20_Internet_20_Link"><text:span text:style-name="T59">documentation_medizinische-fakultat-mannheim.</text:span></text:a><text:a xlink:type="simple" xlink:href="https://github.com/Director84/styles/testbibliothek_documentation_medizinische-fakultat-mannheim.bib" text:style-name="Internet_20_link" text:visited-style-name="Visited_20_Internet_20_Link"><text:span text:style-name="T64">bib</text:span></text:a></text:p>
      <text:p text:style-name="P31"><text:span text:style-name="T64">Alternativ können Sie sie </text:span><text:span text:style-name="T59">mithilfe des folgenden Codes im CSL JSON Format rekonstruieren:</text:span></text:p>
      <text:p text:style-name="P30"><text:span text:style-name="T59"/></text:p>
      <text:p text:style-name="P32"><text:span text:style-name="T58">[</text:span></text:p>
      <text:p text:style-name="P32"><text:span text:style-name="T58"><text:tab/>{</text:span></text:p>
      <text:p text:style-name="P32"><text:span text:style-name="T58"><text:tab/><text:tab/>"id": "http://zotero.org/users/2861882/items/8XV5Q99Q",</text:span></text:p>
      <text:p text:style-name="P32"><text:span text:style-name="T58"><text:tab/><text:tab/>"type": "book",</text:span></text:p>
      <text:p text:style-name="P32"><text:soft-page-break/><text:span text:style-name="T58"><text:tab/><text:tab/>"abstract": "Ein Testeintrag für Monographien",</text:span></text:p>
      <text:p text:style-name="P32"><text:span text:style-name="T58"><text:tab/><text:tab/>"call-number": "A-123.4g",</text:span></text:p>
      <text:p text:style-name="P32"><text:span text:style-name="T58"><text:tab/><text:tab/>"edition": "5., vollst. neu bearb. Aufl.",</text:span></text:p>
      <text:p text:style-name="P32"><text:span text:style-name="T58"><text:tab/><text:tab/>"event-place": "Erscheinungsort",</text:span></text:p>
      <text:p text:style-name="P32"><text:span text:style-name="T58"><text:tab/><text:tab/>"ISBN": "978-3-662-59153-6",</text:span></text:p>
      <text:p text:style-name="P32"><text:span text:style-name="T58"><text:tab/><text:tab/>"language": "de",</text:span></text:p>
      <text:p text:style-name="P32"><text:span text:style-name="T58"><text:tab/><text:tab/>"number-of-pages": "322",</text:span></text:p>
      <text:p text:style-name="P32"><text:span text:style-name="T58"><text:tab/><text:tab/>"publisher": "Verlag",</text:span></text:p>
      <text:p text:style-name="P32"><text:span text:style-name="T58"><text:tab/><text:tab/>"publisher-place": "Erscheinungsort",</text:span></text:p>
      <text:p text:style-name="P32"><text:span text:style-name="T58"><text:tab/><text:tab/>"source": "Testkatalog",</text:span></text:p>
      <text:p text:style-name="P32"><text:span text:style-name="T58"><text:tab/><text:tab/>"title": "Buchtitel - Ein Testbuchtitel in der Langfassung",</text:span></text:p>
      <text:p text:style-name="P32"><text:span text:style-name="T58"><text:tab/><text:tab/>"title-short": "Kurztitel",</text:span></text:p>
      <text:p text:style-name="P32"><text:span text:style-name="T58"><text:tab/><text:tab/>"URL": "http://www.beispielwebsite.de/buchtitel.pdf",</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20",</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HQRIW4FD",</text:span></text:p>
      <text:p text:style-name="P32"><text:span text:style-name="T58"><text:tab/><text:tab/>"type": "book",</text:span></text:p>
      <text:p text:style-name="P32"><text:span text:style-name="T58"><text:tab/><text:tab/>"abstract": "Ein Testeintrag für eBooks.",</text:span></text:p>
      <text:p text:style-name="P32"><text:span text:style-name="T58"><text:tab/><text:tab/>"call-number": "E-123.4g",</text:span></text:p>
      <text:p text:style-name="P32"><text:span text:style-name="T58"><text:tab/><text:tab/>"edition": "4",</text:span></text:p>
      <text:p text:style-name="P32"><text:soft-page-break/><text:span text:style-name="T58"><text:tab/><text:tab/>"event-place": "Erscheinungsort",</text:span></text:p>
      <text:p text:style-name="P32"><text:span text:style-name="T58"><text:tab/><text:tab/>"ISBN": "978-3-662-59153-6",</text:span></text:p>
      <text:p text:style-name="P32"><text:span text:style-name="T58"><text:tab/><text:tab/>"language": "de",</text:span></text:p>
      <text:p text:style-name="P32"><text:span text:style-name="T58"><text:tab/><text:tab/>"note": "eBook",</text:span></text:p>
      <text:p text:style-name="P32"><text:span text:style-name="T58"><text:tab/><text:tab/>"number-of-pages": "322",</text:span></text:p>
      <text:p text:style-name="P32"><text:span text:style-name="T58"><text:tab/><text:tab/>"publisher": "Verlag",</text:span></text:p>
      <text:p text:style-name="P32"><text:span text:style-name="T58"><text:tab/><text:tab/>"publisher-place": "Erscheinungsort",</text:span></text:p>
      <text:p text:style-name="P32"><text:span text:style-name="T58"><text:tab/><text:tab/>"source": "Testkatalog",</text:span></text:p>
      <text:p text:style-name="P32"><text:span text:style-name="T58"><text:tab/><text:tab/>"title": "Elektronischer Buchtitel - Ein eBooktitel in der Langfassung",</text:span></text:p>
      <text:p text:style-name="P32"><text:span text:style-name="T58"><text:tab/><text:tab/>"title-short": "Kurztitel",</text:span></text:p>
      <text:p text:style-name="P32"><text:span text:style-name="T58"><text:tab/><text:tab/>"URL": "http://www.beispielwebsite.de/buchtitel.pdf",</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Drit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5XSPFA67",</text:span></text:p>
      <text:p text:style-name="P32"><text:span text:style-name="T58"><text:tab/><text:tab/>"type": "chapter",</text:span></text:p>
      <text:p text:style-name="P32"><text:span text:style-name="T58"><text:tab/><text:tab/>"abstract": "Ein Testeintrag für Buchteile",</text:span></text:p>
      <text:p text:style-name="P32"><text:soft-page-break/><text:span text:style-name="T58"><text:tab/><text:tab/>"call-number": "K-123.4g",</text:span></text:p>
      <text:p text:style-name="P32"><text:span text:style-name="T58"><text:tab/><text:tab/>"container-title": "Buchtitel des Containers",</text:span></text:p>
      <text:p text:style-name="P32"><text:span text:style-name="T58"><text:tab/><text:tab/>"edition": "3. Auflage",</text:span></text:p>
      <text:p text:style-name="P32"><text:span text:style-name="T58"><text:tab/><text:tab/>"event-place": "Erscheinungsort",</text:span></text:p>
      <text:p text:style-name="P32"><text:span text:style-name="T58"><text:tab/><text:tab/>"ISBN": "978-3-662-59153-6",</text:span></text:p>
      <text:p text:style-name="P32"><text:span text:style-name="T58"><text:tab/><text:tab/>"language": "de",</text:span></text:p>
      <text:p text:style-name="P32"><text:span text:style-name="T58"><text:tab/><text:tab/>"page": "116-121",</text:span></text:p>
      <text:p text:style-name="P32"><text:span text:style-name="T58"><text:tab/><text:tab/>"publisher": "Verlag",</text:span></text:p>
      <text:p text:style-name="P32"><text:span text:style-name="T58"><text:tab/><text:tab/>"publisher-place": "Erscheinungsort",</text:span></text:p>
      <text:p text:style-name="P32"><text:span text:style-name="T58"><text:tab/><text:tab/>"source": "Testkatalog",</text:span></text:p>
      <text:p text:style-name="P32"><text:span text:style-name="T58"><text:tab/><text:tab/>"title": "Dies ist ein Beitrag in einem Buch",</text:span></text:p>
      <text:p text:style-name="P32"><text:span text:style-name="T58"><text:tab/><text:tab/>"URL": "http://www.beispielwebsite.de/buchtitel.pdf",</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Drit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container-author": [</text:span></text:p>
      <text:p text:style-name="P32"><text:span text:style-name="T58"><text:tab/><text:tab/><text:tab/>{</text:span></text:p>
      <text:p text:style-name="P32"><text:span text:style-name="T58"><text:tab/><text:tab/><text:tab/><text:tab/>"family": "Buchautor",</text:span></text:p>
      <text:p text:style-name="P32"><text:span text:style-name="T58"><text:tab/><text:tab/><text:tab/><text:tab/>"given": "Eins"</text:span></text:p>
      <text:p text:style-name="P32"><text:span text:style-name="T58"><text:tab/><text:tab/><text:tab/>},</text:span></text:p>
      <text:p text:style-name="P32"><text:span text:style-name="T58"><text:tab/><text:tab/><text:tab/>{</text:span></text:p>
      <text:p text:style-name="P32"><text:span text:style-name="T58"><text:tab/><text:tab/><text:tab/><text:tab/>"family": "Zweitautor",</text:span></text:p>
      <text:p text:style-name="P32"><text:span text:style-name="T58"><text:tab/><text:tab/><text:tab/><text:tab/>"given": "Buch"</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oft-page-break/><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2LAU583P",</text:span></text:p>
      <text:p text:style-name="P32"><text:span text:style-name="T58"><text:tab/><text:tab/>"type": "webpage",</text:span></text:p>
      <text:p text:style-name="P32"><text:span text:style-name="T58"><text:tab/><text:tab/>"abstract": "Ein Testeintrag für eBooks.",</text:span></text:p>
      <text:p text:style-name="P32"><text:span text:style-name="T58"><text:tab/><text:tab/>"container-title": "Webseitentitel",</text:span></text:p>
      <text:p text:style-name="P32"><text:span text:style-name="T58"><text:tab/><text:tab/>"language": "de",</text:span></text:p>
      <text:p text:style-name="P32"><text:span text:style-name="T58"><text:tab/><text:tab/>"title": "Dies ist ein Artikel im Internet",</text:span></text:p>
      <text:p text:style-name="P32"><text:span text:style-name="T58"><text:tab/><text:tab/>"title-short": "Kurztitel",</text:span></text:p>
      <text:p text:style-name="P32"><text:span text:style-name="T58"><text:tab/><text:tab/>"URL": "http://www.beispielwebsite.de/testartikel.html",</text:span></text:p>
      <text:p text:style-name="P32"><text:span text:style-name="T58"><text:tab/><text:tab/>"author": [</text:span></text:p>
      <text:p text:style-name="P32"><text:span text:style-name="T58"><text:tab/><text:tab/><text:tab/>{</text:span></text:p>
      <text:p text:style-name="P32"><text:span text:style-name="T58"><text:tab/><text:tab/><text:tab/><text:tab/>"literal": "Verfasser der Website"</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5",</text:span></text:p>
      <text:p text:style-name="P32"><text:span text:style-name="T58"><text:tab/><text:tab/><text:tab/><text:tab/><text:tab/>2,</text:span></text:p>
      <text:p text:style-name="P32"><text:span text:style-name="T58"><text:tab/><text:tab/><text:tab/><text:tab/><text:tab/>1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YRIA7C92",</text:span></text:p>
      <text:p text:style-name="P32"><text:span text:style-name="T58"><text:tab/><text:tab/>"type": "article-journal",</text:span></text:p>
      <text:p text:style-name="P32"><text:span text:style-name="T58"><text:tab/><text:tab/>"abstract": "Ein Testeintrag für Zeitschriftenartikel",</text:span></text:p>
      <text:p text:style-name="P32"><text:span text:style-name="T58"><text:tab/><text:tab/>"call-number": "Z-123.4p",</text:span></text:p>
      <text:p text:style-name="P32"><text:span text:style-name="T58"><text:tab/><text:tab/>"container-title": "Journal of the American Society of Nephrology",</text:span></text:p>
      <text:p text:style-name="P32"><text:span text:style-name="T58"><text:tab/><text:tab/>"DOI": "10.1159/issn.0250-8095",</text:span></text:p>
      <text:p text:style-name="P32"><text:span text:style-name="T58"><text:tab/><text:tab/>"ISSN": "0250-8095",</text:span></text:p>
      <text:p text:style-name="P32"><text:span text:style-name="T58"><text:tab/><text:tab/>"issue": "4",</text:span></text:p>
      <text:p text:style-name="P32"><text:soft-page-break/><text:span text:style-name="T58"><text:tab/><text:tab/>"language": "de",</text:span></text:p>
      <text:p text:style-name="P32"><text:span text:style-name="T58"><text:tab/><text:tab/>"page": "212-221",</text:span></text:p>
      <text:p text:style-name="P32"><text:span text:style-name="T58"><text:tab/><text:tab/>"source": "Testkatalog",</text:span></text:p>
      <text:p text:style-name="P32"><text:span text:style-name="T58"><text:tab/><text:tab/>"title": "Titel des publizierten Artikels",</text:span></text:p>
      <text:p text:style-name="P32"><text:span text:style-name="T58"><text:tab/><text:tab/>"URL": "http://www.beispielzeitschrift.de/issue-122/Volume4.pdf",</text:span></text:p>
      <text:p text:style-name="P32"><text:span text:style-name="T58"><text:tab/><text:tab/>"volume": "122",</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1994",</text:span></text:p>
      <text:p text:style-name="P32"><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XWC67JG9",</text:span></text:p>
      <text:p text:style-name="P32"><text:span text:style-name="T58"><text:tab/><text:tab/>"type": "article-journal",</text:span></text:p>
      <text:p text:style-name="P32"><text:span text:style-name="T58"><text:tab/><text:tab/>"abstract": "Ein Testeintrag für Zeitschriftenartikel",</text:span></text:p>
      <text:p text:style-name="P32"><text:span text:style-name="T58"><text:tab/><text:tab/>"call-number": "Z-234.5p",</text:span></text:p>
      <text:p text:style-name="P32"><text:span text:style-name="T58"><text:tab/><text:tab/>"container-title": "Journal of the American Society of Nephrology",</text:span></text:p>
      <text:p text:style-name="P32"><text:span text:style-name="T58"><text:tab/><text:tab/>"DOI": "10.1159/issn.0250-8095",</text:span></text:p>
      <text:p text:style-name="P32"><text:span text:style-name="T58"><text:tab/><text:tab/>"ISSN": "0250-8095",</text:span></text:p>
      <text:p text:style-name="P32"><text:span text:style-name="T58"><text:tab/><text:tab/>"issue": "2",</text:span></text:p>
      <text:p text:style-name="P32"><text:span text:style-name="T58"><text:tab/><text:tab/>"language": "de",</text:span></text:p>
      <text:p text:style-name="P32"><text:span text:style-name="T58"><text:tab/><text:tab/>"page": "212-221",</text:span></text:p>
      <text:p text:style-name="P32"><text:span text:style-name="T58"><text:tab/><text:tab/>"source": "Testkatalog",</text:span></text:p>
      <text:p text:style-name="P32"><text:soft-page-break/><text:span text:style-name="T58"><text:tab/><text:tab/>"title": "Zeitschriftenartikel - Kein überflüssiger Punkt am Ende des Titels?",</text:span></text:p>
      <text:p text:style-name="P32"><text:span text:style-name="T58"><text:tab/><text:tab/>"URL": "http://www.beispielzeitschrift.de/issue-105/Volume2.pdf",</text:span></text:p>
      <text:p text:style-name="P32"><text:span text:style-name="T58"><text:tab/><text:tab/>"volume": "105",</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1993",</text:span></text:p>
      <text:p text:style-name="P32"><text:span text:style-name="T58"><text:tab/><text:tab/><text:tab/><text:tab/><text:tab/>11,</text:span></text:p>
      <text:p text:style-name="P32"><text:span text:style-name="T58"><text:tab/><text:tab/><text:tab/><text:tab/><text:tab/>10</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S87BGNLW",</text:span></text:p>
      <text:p text:style-name="P32"><text:span text:style-name="T58"><text:tab/><text:tab/>"type": "article-journal",</text:span></text:p>
      <text:p text:style-name="P32"><text:span text:style-name="T58"><text:tab/><text:tab/>"abstract": "Ein Testeintrag für Zeitschriftenartikel",</text:span></text:p>
      <text:p text:style-name="P32"><text:span text:style-name="T58"><text:tab/><text:tab/>"call-number": "Z-123.4e",</text:span></text:p>
      <text:p text:style-name="P32"><text:span text:style-name="T58"><text:tab/><text:tab/>"container-title": "Journal of the American Society of Nephrology",</text:span></text:p>
      <text:p text:style-name="P32"><text:span text:style-name="T58"><text:tab/><text:tab/>"DOI": "10.1159/issn.0250-8095",</text:span></text:p>
      <text:p text:style-name="P32"><text:span text:style-name="T58"><text:tab/><text:tab/>"ISSN": "1421-9670",</text:span></text:p>
      <text:p text:style-name="P32"><text:span text:style-name="T58"><text:tab/><text:tab/>"issue": "3",</text:span></text:p>
      <text:p text:style-name="P32"><text:span text:style-name="T58"><text:tab/><text:tab/>"language": "de",</text:span></text:p>
      <text:p text:style-name="P32"><text:span text:style-name="T58"><text:tab/><text:tab/>"note": "elektronische Publikation",</text:span></text:p>
      <text:p text:style-name="P32"><text:span text:style-name="T58"><text:tab/><text:tab/>"page": "212-221",</text:span></text:p>
      <text:p text:style-name="P32"><text:span text:style-name="T58"><text:tab/><text:tab/>"source": "Testkatalog",</text:span></text:p>
      <text:p text:style-name="P32"><text:span text:style-name="T58"><text:tab/><text:tab/>"title": "Titel des elektronisch publizierten Artikels",</text:span></text:p>
      <text:p text:style-name="P32"><text:soft-page-break/><text:span text:style-name="T58"><text:tab/><text:tab/>"URL": "http://www.beispielzeitschrift.de/issue-223/Volume3.pdf",</text:span></text:p>
      <text:p text:style-name="P32"><text:span text:style-name="T58"><text:tab/><text:tab/>"volume": "223",</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tab/>"suffix": ""</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3",</text:span></text:p>
      <text:p text:style-name="P32"><text:span text:style-name="T58"><text:tab/><text:tab/><text:tab/><text:tab/><text:tab/>10,</text:span></text:p>
      <text:p text:style-name="P32"><text:span text:style-name="T58"><text:tab/><text:tab/><text:tab/><text:tab/><text:tab/>11</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LC534UUS",</text:span></text:p>
      <text:p text:style-name="P32"><text:span text:style-name="T58"><text:tab/><text:tab/>"type": "patent",</text:span></text:p>
      <text:p text:style-name="P32"><text:span text:style-name="T58"><text:tab/><text:tab/>"abstract": "Eine Revolution in der Energieversorgung.",</text:span></text:p>
      <text:p text:style-name="P32"><text:span text:style-name="T58"><text:tab/><text:tab/>"call-number": "123-456-78",</text:span></text:p>
      <text:p text:style-name="P32"><text:span text:style-name="T58"><text:tab/><text:tab/>"event-place": "Bern",</text:span></text:p>
      <text:p text:style-name="P32"><text:span text:style-name="T58"><text:tab/><text:tab/>"language": "de",</text:span></text:p>
      <text:p text:style-name="P32"><text:span text:style-name="T58"><text:tab/><text:tab/>"number": "CH123456789",</text:span></text:p>
      <text:p text:style-name="P32"><text:span text:style-name="T58"><text:tab/><text:tab/>"page": "18",</text:span></text:p>
      <text:p text:style-name="P32"><text:span text:style-name="T58"><text:tab/><text:tab/>"publisher-place": "Bern",</text:span></text:p>
      <text:p text:style-name="P32"><text:span text:style-name="T58"><text:tab/><text:tab/>"status": "Abgelaufen",</text:span></text:p>
      <text:p text:style-name="P32"><text:span text:style-name="T58"><text:tab/><text:tab/>"title": "Ein genialer Apparat zur Energieerzeugung",</text:span></text:p>
      <text:p text:style-name="P32"><text:span text:style-name="T58"><text:tab/><text:tab/>"URL": "https://patents.google.com/superpatent",</text:span></text:p>
      <text:p text:style-name="P32"><text:span text:style-name="T58"><text:tab/><text:tab/>"author": [</text:span></text:p>
      <text:p text:style-name="P32"><text:span text:style-name="T58"><text:tab/><text:tab/><text:tab/>{</text:span></text:p>
      <text:p text:style-name="P32"><text:span text:style-name="T58"><text:tab/><text:tab/><text:tab/><text:tab/>"family": "Einstein",</text:span></text:p>
      <text:p text:style-name="P32"><text:soft-page-break/><text:span text:style-name="T58"><text:tab/><text:tab/><text:tab/><text:tab/>"given": "Albert"</text:span></text:p>
      <text:p text:style-name="P32"><text:span text:style-name="T58"><text:tab/><text:tab/><text:tab/>},</text:span></text:p>
      <text:p text:style-name="P32"><text:span text:style-name="T58"><text:tab/><text:tab/><text:tab/>{</text:span></text:p>
      <text:p text:style-name="P32"><text:span text:style-name="T58"><text:tab/><text:tab/><text:tab/><text:tab/>"family": "Tesla",</text:span></text:p>
      <text:p text:style-name="P32"><text:span text:style-name="T58"><text:tab/><text:tab/><text:tab/><text:tab/>"given": "Nikola"</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20",</text:span></text:p>
      <text:p text:style-name="P32"><text:span text:style-name="T58"><text:tab/><text:tab/><text:tab/><text:tab/><text:tab/>1,</text:span></text:p>
      <text:p text:style-name="P32"><text:span text:style-name="T58"><text:tab/><text:tab/><text:tab/><text:tab/><text:tab/>5</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1913",</text:span></text:p>
      <text:p text:style-name="P32"><text:span text:style-name="T58"><text:tab/><text:tab/><text:tab/><text:tab/><text:tab/>4,</text:span></text:p>
      <text:p text:style-name="P32"><text:span text:style-name="T58"><text:tab/><text:tab/><text:tab/><text:tab/><text:tab/>1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submitt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1912",</text:span></text:p>
      <text:p text:style-name="P32"><text:span text:style-name="T58"><text:tab/><text:tab/><text:tab/><text:tab/><text:tab/>6,</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9LSX4SCW",</text:span></text:p>
      <text:p text:style-name="P32"><text:span text:style-name="T58"><text:tab/><text:tab/>"type": "webpage",</text:span></text:p>
      <text:p text:style-name="P32"><text:span text:style-name="T58"><text:tab/><text:tab/>"abstract": "Ein Testeintrag für eBooks.",</text:span></text:p>
      <text:p text:style-name="P32"><text:span text:style-name="T58"><text:tab/><text:tab/>"container-title": "Name der Website zum Download des Dokuments",</text:span></text:p>
      <text:p text:style-name="P32"><text:span text:style-name="T58"><text:tab/><text:tab/>"language": "de",</text:span></text:p>
      <text:p text:style-name="P32"><text:span text:style-name="T58"><text:tab/><text:tab/>"title": "Dies ist ein heruntergeladenes Dokument aus im Internet",</text:span></text:p>
      <text:p text:style-name="P32"><text:span text:style-name="T58"><text:tab/><text:tab/>"title-short": "Kurztitel",</text:span></text:p>
      <text:p text:style-name="P32"><text:span text:style-name="T58"><text:tab/><text:tab/>"URL": "http://www.beispielwebsite.de/documents/beispieldatei.pdf",</text:span></text:p>
      <text:p text:style-name="P32"><text:span text:style-name="T58"><text:tab/><text:tab/>"author": [</text:span></text:p>
      <text:p text:style-name="P32"><text:span text:style-name="T58"><text:tab/><text:tab/><text:tab/>{</text:span></text:p>
      <text:p text:style-name="P32"><text:soft-page-break/><text:span text:style-name="T58"><text:tab/><text:tab/><text:tab/><text:tab/>"literal": "Verfasser des Dokuments"</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5",</text:span></text:p>
      <text:p text:style-name="P32"><text:span text:style-name="T58"><text:tab/><text:tab/><text:tab/><text:tab/><text:tab/>2,</text:span></text:p>
      <text:p text:style-name="P32"><text:span text:style-name="T58"><text:tab/><text:tab/><text:tab/><text:tab/><text:tab/>1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AZB33GHQ",</text:span></text:p>
      <text:p text:style-name="P32"><text:span text:style-name="T58"><text:tab/><text:tab/>"type": "thesis",</text:span></text:p>
      <text:p text:style-name="P32"><text:span text:style-name="T58"><text:tab/><text:tab/>"abstract": "Eine absolut geniale Doktorarbeit über nichts.",</text:span></text:p>
      <text:p text:style-name="P32"><text:span text:style-name="T58"><text:tab/><text:tab/>"call-number": "D12.123.4m",</text:span></text:p>
      <text:p text:style-name="P32"><text:span text:style-name="T58"><text:tab/><text:tab/>"event-place": "Stusshausen",</text:span></text:p>
      <text:p text:style-name="P32"><text:span text:style-name="T58"><text:tab/><text:tab/>"genre": "klinisch",</text:span></text:p>
      <text:p text:style-name="P32"><text:span text:style-name="T58"><text:tab/><text:tab/>"language": "de",</text:span></text:p>
      <text:p text:style-name="P32"><text:span text:style-name="T58"><text:tab/><text:tab/>"number-of-pages": "36",</text:span></text:p>
      <text:p text:style-name="P32"><text:span text:style-name="T58"><text:tab/><text:tab/>"publisher": "Rupert-Grips-Universität Stusshausen",</text:span></text:p>
      <text:p text:style-name="P32"><text:span text:style-name="T58"><text:tab/><text:tab/>"publisher-place": "Stusshausen",</text:span></text:p>
      <text:p text:style-name="P32"><text:span text:style-name="T58"><text:tab/><text:tab/>"source": "Bibliothek der Uni Stusshausen",</text:span></text:p>
      <text:p text:style-name="P32"><text:span text:style-name="T58"><text:tab/><text:tab/>"title": "Titel der Dissertationsschrift",</text:span></text:p>
      <text:p text:style-name="P32"><text:span text:style-name="T58"><text:tab/><text:tab/>"URL": "https://www.bereitstellungsserver/dissertationen/datei.pdf",</text:span></text:p>
      <text:p text:style-name="P32"><text:span text:style-name="T58"><text:tab/><text:tab/>"author": [</text:span></text:p>
      <text:p text:style-name="P32"><text:span text:style-name="T58"><text:tab/><text:tab/><text:tab/>{</text:span></text:p>
      <text:p text:style-name="P32"><text:span text:style-name="T58"><text:tab/><text:tab/><text:tab/><text:tab/>"family": "Genial",</text:span></text:p>
      <text:p text:style-name="P32"><text:span text:style-name="T58"><text:tab/><text:tab/><text:tab/><text:tab/>"given": "Markus"</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20",</text:span></text:p>
      <text:p text:style-name="P32"><text:span text:style-name="T58"><text:tab/><text:tab/><text:tab/><text:tab/><text:tab/>1,</text:span></text:p>
      <text:p text:style-name="P32"><text:soft-page-break/><text:span text:style-name="T58"><text:tab/><text:tab/><text:tab/><text:tab/><text:tab/>5</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pan text:style-name="T58"><text:tab/><text:tab/><text:tab/><text:tab/><text:tab/>9,</text:span></text:p>
      <text:p text:style-name="P32"><text:span text:style-name="T58"><text:tab/><text:tab/><text:tab/><text:tab/><text:tab/>15</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AWYRSQVK",</text:span></text:p>
      <text:p text:style-name="P32"><text:span text:style-name="T58"><text:tab/><text:tab/>"type": "thesis",</text:span></text:p>
      <text:p text:style-name="P32"><text:span text:style-name="T58"><text:tab/><text:tab/>"abstract": "Eine absolut geniale Habilitation in Nichtskunde.",</text:span></text:p>
      <text:p text:style-name="P32"><text:span text:style-name="T58"><text:tab/><text:tab/>"call-number": "D12.123.4m",</text:span></text:p>
      <text:p text:style-name="P32"><text:span text:style-name="T58"><text:tab/><text:tab/>"event-place": "Stusshausen",</text:span></text:p>
      <text:p text:style-name="P32"><text:span text:style-name="T58"><text:tab/><text:tab/>"genre": "professionell",</text:span></text:p>
      <text:p text:style-name="P32"><text:span text:style-name="T58"><text:tab/><text:tab/>"language": "de",</text:span></text:p>
      <text:p text:style-name="P32"><text:span text:style-name="T58"><text:tab/><text:tab/>"note": "Med. Habilitationsschrift",</text:span></text:p>
      <text:p text:style-name="P32"><text:span text:style-name="T58"><text:tab/><text:tab/>"number-of-pages": "104",</text:span></text:p>
      <text:p text:style-name="P32"><text:span text:style-name="T58"><text:tab/><text:tab/>"publisher": "Rupert-Grips-Universität Stusshausen",</text:span></text:p>
      <text:p text:style-name="P32"><text:span text:style-name="T58"><text:tab/><text:tab/>"publisher-place": "Stusshausen",</text:span></text:p>
      <text:p text:style-name="P32"><text:span text:style-name="T58"><text:tab/><text:tab/>"source": "Bibliothek der Uni Stusshausen",</text:span></text:p>
      <text:p text:style-name="P32"><text:span text:style-name="T58"><text:tab/><text:tab/>"title": "Titel der Habilitationsschrift",</text:span></text:p>
      <text:p text:style-name="P32"><text:span text:style-name="T58"><text:tab/><text:tab/>"author": [</text:span></text:p>
      <text:p text:style-name="P32"><text:span text:style-name="T58"><text:tab/><text:tab/><text:tab/>{</text:span></text:p>
      <text:p text:style-name="P32"><text:span text:style-name="T58"><text:tab/><text:tab/><text:tab/><text:tab/>"family": "Clever",</text:span></text:p>
      <text:p text:style-name="P32"><text:span text:style-name="T58"><text:tab/><text:tab/><text:tab/><text:tab/>"given": "Markus"</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8",</text:span></text:p>
      <text:p text:style-name="P32"><text:span text:style-name="T58"><text:tab/><text:tab/><text:tab/><text:tab/><text:tab/>5,</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WNA755PA",</text:span></text:p>
      <text:p text:style-name="P32"><text:span text:style-name="T58"><text:tab/><text:tab/>"type": "article",</text:span></text:p>
      <text:p text:style-name="P32"><text:span text:style-name="T58"><text:tab/><text:tab/>"abstract": "Eine Linie die einen Leiten soll",</text:span></text:p>
      <text:p text:style-name="P32"><text:soft-page-break/><text:span text:style-name="T58"><text:tab/><text:tab/>"language": "de",</text:span></text:p>
      <text:p text:style-name="P32"><text:span text:style-name="T58"><text:tab/><text:tab/>"note": "AWMF-Registernummer: 029-024",</text:span></text:p>
      <text:p text:style-name="P32"><text:span text:style-name="T58"><text:tab/><text:tab/>"publisher": "Der Leitlinienverlag",</text:span></text:p>
      <text:p text:style-name="P32"><text:span text:style-name="T58"><text:tab/><text:tab/>"title": "Titel der Langfassung der Leitlinie",</text:span></text:p>
      <text:p text:style-name="P32"><text:span text:style-name="T58"><text:tab/><text:tab/>"title-short": "Leitlinienkurztitel",</text:span></text:p>
      <text:p text:style-name="P32"><text:span text:style-name="T58"><text:tab/><text:tab/>"URL": "https://www.awmf.org/leitlinien/detail/ll/029-024.html",</text:span></text:p>
      <text:p text:style-name="P32"><text:span text:style-name="T58"><text:tab/><text:tab/>"author": [</text:span></text:p>
      <text:p text:style-name="P32"><text:span text:style-name="T58"><text:tab/><text:tab/><text:tab/>{</text:span></text:p>
      <text:p text:style-name="P32"><text:span text:style-name="T58"><text:tab/><text:tab/><text:tab/><text:tab/>"literal": "Herausgeber der Leitlinie"</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20",</text:span></text:p>
      <text:p text:style-name="P32"><text:span text:style-name="T58"><text:tab/><text:tab/><text:tab/><text:tab/><text:tab/>1,</text:span></text:p>
      <text:p text:style-name="P32"><text:span text:style-name="T58"><text:tab/><text:tab/><text:tab/><text:tab/><text:tab/>5</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6",</text:span></text:p>
      <text:p text:style-name="P32"><text:span text:style-name="T58"><text:tab/><text:tab/><text:tab/><text:tab/><text:tab/>6,</text:span></text:p>
      <text:p text:style-name="P32"><text:span text:style-name="T58"><text:tab/><text:tab/><text:tab/><text:tab/><text:tab/>28</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LBFMI77J",</text:span></text:p>
      <text:p text:style-name="P32"><text:span text:style-name="T58"><text:tab/><text:tab/>"type": "article-magazine",</text:span></text:p>
      <text:p text:style-name="P32"><text:span text:style-name="T58"><text:tab/><text:tab/>"abstract": "Ein unpubliziertes Werk",</text:span></text:p>
      <text:p text:style-name="P32"><text:span text:style-name="T58"><text:tab/><text:tab/>"container-title": "Zeitschrift in der veröffentlicht werden soll",</text:span></text:p>
      <text:p text:style-name="P32"><text:span text:style-name="T58"><text:tab/><text:tab/>"language": "de",</text:span></text:p>
      <text:p text:style-name="P32"><text:span text:style-name="T58"><text:tab/><text:tab/>"title": "Unpublizierter Artikel",</text:span></text:p>
      <text:p text:style-name="P32"><text:span text:style-name="T58"><text:tab/><text:tab/>"URL": "http://www.hiergibtesdaswerk.de",</text:span></text:p>
      <text:p text:style-name="P32"><text:span text:style-name="T58"><text:tab/><text:tab/>"author": [</text:span></text:p>
      <text:p text:style-name="P32"><text:span text:style-name="T58"><text:tab/><text:tab/><text:tab/>{</text:span></text:p>
      <text:p text:style-name="P32"><text:span text:style-name="T58"><text:tab/><text:tab/><text:tab/><text:tab/>"family": "Autor",</text:span></text:p>
      <text:p text:style-name="P32"><text:span text:style-name="T58"><text:tab/><text:tab/><text:tab/><text:tab/>"given": "Unveröffentlichter"</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oft-page-break/><text:span text:style-name="T58"><text:tab/><text:tab/><text:tab/><text:tab/><text:tab/>"2020",</text:span></text:p>
      <text:p text:style-name="P32"><text:span text:style-name="T58"><text:tab/><text:tab/><text:tab/><text:tab/><text:tab/>1,</text:span></text:p>
      <text:p text:style-name="P32"><text:span text:style-name="T58"><text:tab/><text:tab/><text:tab/><text:tab/><text:tab/>5</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7,</text:span></text:p>
      <text:p text:style-name="P32"><text:span text:style-name="T58"><text:tab/><text:tab/><text:tab/><text:tab/><text:tab/>19</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BTID53E7",</text:span></text:p>
      <text:p text:style-name="P32"><text:span text:style-name="T58"><text:tab/><text:tab/>"type": "chapter",</text:span></text:p>
      <text:p text:style-name="P32"><text:span text:style-name="T58"><text:tab/><text:tab/>"abstract": "Ein Testeintrag für Buchteile",</text:span></text:p>
      <text:p text:style-name="P32"><text:span text:style-name="T58"><text:tab/><text:tab/>"call-number": "K-123.4g",</text:span></text:p>
      <text:p text:style-name="P32"><text:span text:style-name="T58"><text:tab/><text:tab/>"container-title": "Buchtitel des Containers",</text:span></text:p>
      <text:p text:style-name="P32"><text:span text:style-name="T58"><text:tab/><text:tab/>"edition": "2",</text:span></text:p>
      <text:p text:style-name="P32"><text:span text:style-name="T58"><text:tab/><text:tab/>"event-place": "Erscheinungsort",</text:span></text:p>
      <text:p text:style-name="P32"><text:span text:style-name="T58"><text:tab/><text:tab/>"ISBN": "978-3-662-59153-6",</text:span></text:p>
      <text:p text:style-name="P32"><text:span text:style-name="T58"><text:tab/><text:tab/>"language": "de",</text:span></text:p>
      <text:p text:style-name="P32"><text:span text:style-name="T58"><text:tab/><text:tab/>"page": "410-455",</text:span></text:p>
      <text:p text:style-name="P32"><text:span text:style-name="T58"><text:tab/><text:tab/>"publisher": "Verlag",</text:span></text:p>
      <text:p text:style-name="P32"><text:span text:style-name="T58"><text:tab/><text:tab/>"publisher-place": "Erscheinungsort",</text:span></text:p>
      <text:p text:style-name="P32"><text:span text:style-name="T58"><text:tab/><text:tab/>"source": "Testkatalog",</text:span></text:p>
      <text:p text:style-name="P32"><text:span text:style-name="T58"><text:tab/><text:tab/>"title": "Dies ist ein Kapitel in einem editierten Buch",</text:span></text:p>
      <text:p text:style-name="P32"><text:span text:style-name="T58"><text:tab/><text:tab/>"URL": "http://www.beispielwebsite.de/buchtitel.pdf",</text:span></text:p>
      <text:p text:style-name="P32"><text:span text:style-name="T58"><text:tab/><text:tab/>"author": [</text:span></text:p>
      <text:p text:style-name="P32"><text:span text:style-name="T58"><text:tab/><text:tab/><text:tab/>{</text:span></text:p>
      <text:p text:style-name="P32"><text:span text:style-name="T58"><text:tab/><text:tab/><text:tab/><text:tab/>"family": "Ers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Zweiter",</text:span></text:p>
      <text:p text:style-name="P32"><text:span text:style-name="T58"><text:tab/><text:tab/><text:tab/><text:tab/>"given": "Autor"</text:span></text:p>
      <text:p text:style-name="P32"><text:span text:style-name="T58"><text:tab/><text:tab/><text:tab/>},</text:span></text:p>
      <text:p text:style-name="P32"><text:span text:style-name="T58"><text:tab/><text:tab/><text:tab/>{</text:span></text:p>
      <text:p text:style-name="P32"><text:span text:style-name="T58"><text:tab/><text:tab/><text:tab/><text:tab/>"family": "Dritter",</text:span></text:p>
      <text:p text:style-name="P32"><text:span text:style-name="T58"><text:tab/><text:tab/><text:tab/><text:tab/>"given": "Autor"</text:span></text:p>
      <text:p text:style-name="P32"><text:span text:style-name="T58"><text:tab/><text:tab/><text:tab/>}</text:span></text:p>
      <text:p text:style-name="P32"><text:span text:style-name="T58"><text:tab/><text:tab/>],</text:span></text:p>
      <text:p text:style-name="P32"><text:span text:style-name="T58"><text:tab/><text:tab/>"editor": [</text:span></text:p>
      <text:p text:style-name="P32"><text:span text:style-name="T58"><text:tab/><text:tab/><text:tab/>{</text:span></text:p>
      <text:p text:style-name="P32"><text:span text:style-name="T58"><text:tab/><text:tab/><text:tab/><text:tab/>"family": "Herausgeber",</text:span></text:p>
      <text:p text:style-name="P32"><text:soft-page-break/><text:span text:style-name="T58"><text:tab/><text:tab/><text:tab/><text:tab/>"given": "Eins"</text:span></text:p>
      <text:p text:style-name="P32"><text:span text:style-name="T58"><text:tab/><text:tab/><text:tab/>},</text:span></text:p>
      <text:p text:style-name="P32"><text:span text:style-name="T58"><text:tab/><text:tab/><text:tab/>{</text:span></text:p>
      <text:p text:style-name="P32"><text:span text:style-name="T58"><text:tab/><text:tab/><text:tab/><text:tab/>"family": "Editor",</text:span></text:p>
      <text:p text:style-name="P32"><text:span text:style-name="T58"><text:tab/><text:tab/><text:tab/><text:tab/>"given": "Zwei"</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IA5ZPCZE",</text:span></text:p>
      <text:p text:style-name="P32"><text:span text:style-name="T58"><text:tab/><text:tab/>"type": "chapter",</text:span></text:p>
      <text:p text:style-name="P32"><text:span text:style-name="T58"><text:tab/><text:tab/>"abstract": "Ein Testeintrag für eine Buchseite",</text:span></text:p>
      <text:p text:style-name="P32"><text:span text:style-name="T58"><text:tab/><text:tab/>"call-number": "K-123.4g",</text:span></text:p>
      <text:p text:style-name="P32"><text:span text:style-name="T58"><text:tab/><text:tab/>"container-title": "Titel des Buches",</text:span></text:p>
      <text:p text:style-name="P32"><text:span text:style-name="T58"><text:tab/><text:tab/>"edition": "5., vollst. neu bearb. Aufl.",</text:span></text:p>
      <text:p text:style-name="P32"><text:span text:style-name="T58"><text:tab/><text:tab/>"event-place": "Erscheinungsort",</text:span></text:p>
      <text:p text:style-name="P32"><text:span text:style-name="T58"><text:tab/><text:tab/>"ISBN": "978-3-662-59153-6",</text:span></text:p>
      <text:p text:style-name="P32"><text:span text:style-name="T58"><text:tab/><text:tab/>"language": "de",</text:span></text:p>
      <text:p text:style-name="P32"><text:span text:style-name="T58"><text:tab/><text:tab/>"page": "336",</text:span></text:p>
      <text:p text:style-name="P32"><text:span text:style-name="T58"><text:tab/><text:tab/>"publisher": "Verlag",</text:span></text:p>
      <text:p text:style-name="P32"><text:span text:style-name="T58"><text:tab/><text:tab/>"publisher-place": "Erscheinungsort",</text:span></text:p>
      <text:p text:style-name="P32"><text:span text:style-name="T58"><text:tab/><text:tab/>"source": "Testkatalog",</text:span></text:p>
      <text:p text:style-name="P32"><text:span text:style-name="T58"><text:tab/><text:tab/>"title": "Dies ist ein einseitiger Beitrag in einem Buch.",</text:span></text:p>
      <text:p text:style-name="P32"><text:span text:style-name="T58"><text:tab/><text:tab/>"URL": "http://www.beispielwebsite.de/buchtitel.pdf",</text:span></text:p>
      <text:p text:style-name="P32"><text:span text:style-name="T58"><text:tab/><text:tab/>"author": [</text:span></text:p>
      <text:p text:style-name="P32"><text:span text:style-name="T58"><text:tab/><text:tab/><text:tab/>{</text:span></text:p>
      <text:p text:style-name="P32"><text:span text:style-name="T58"><text:tab/><text:tab/><text:tab/><text:tab/>"family": "Autor",</text:span></text:p>
      <text:p text:style-name="P32"><text:span text:style-name="T58"><text:tab/><text:tab/><text:tab/><text:tab/>"given": "Super-Guter"</text:span></text:p>
      <text:p text:style-name="P32"><text:span text:style-name="T58"><text:tab/><text:tab/><text:tab/>}</text:span></text:p>
      <text:p text:style-name="P32"><text:span text:style-name="T58"><text:tab/><text:tab/>],</text:span></text:p>
      <text:p text:style-name="P32"><text:span text:style-name="T58"><text:tab/><text:tab/>"container-author": [</text:span></text:p>
      <text:p text:style-name="P32"><text:soft-page-break/><text:span text:style-name="T58"><text:tab/><text:tab/><text:tab/>{</text:span></text:p>
      <text:p text:style-name="P32"><text:span text:style-name="T58"><text:tab/><text:tab/><text:tab/><text:tab/>"family": "Buchautor",</text:span></text:p>
      <text:p text:style-name="P32"><text:span text:style-name="T58"><text:tab/><text:tab/><text:tab/><text:tab/>"given": "Karl Otto"</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9",</text:span></text:p>
      <text:p text:style-name="P32"><text:span text:style-name="T58"><text:tab/><text:tab/><text:tab/><text:tab/><text:tab/>1,</text:span></text:p>
      <text:p text:style-name="P32"><text:span text:style-name="T58"><text:tab/><text:tab/><text:tab/><text:tab/><text:tab/>4</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08",</text:span></text:p>
      <text:p text:style-name="P32"><text:span text:style-name="T58"><text:tab/><text:tab/><text:tab/><text:tab/><text:tab/>3,</text:span></text:p>
      <text:p text:style-name="P32"><text:span text:style-name="T58"><text:tab/><text:tab/><text:tab/><text:tab/><text:tab/>12</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AZZ6IRXS",</text:span></text:p>
      <text:p text:style-name="P32"><text:span text:style-name="T58"><text:tab/><text:tab/>"type": "article",</text:span></text:p>
      <text:p text:style-name="P32"><text:span text:style-name="T58"><text:tab/><text:tab/>"abstract": "Eine Linie die einen Leiten soll",</text:span></text:p>
      <text:p text:style-name="P32"><text:span text:style-name="T58"><text:tab/><text:tab/>"language": "de",</text:span></text:p>
      <text:p text:style-name="P32"><text:span text:style-name="T58"><text:tab/><text:tab/>"note": "AWMF-Registernummer: 012-345LE",</text:span></text:p>
      <text:p text:style-name="P32"><text:span text:style-name="T58"><text:tab/><text:tab/>"publisher": "Der Leitlinienverlag",</text:span></text:p>
      <text:p text:style-name="P32"><text:span text:style-name="T58"><text:tab/><text:tab/>"title": "Titel der gedruckt vorliegenden Leitlinie",</text:span></text:p>
      <text:p text:style-name="P32"><text:span text:style-name="T58"><text:tab/><text:tab/>"title-short": "Leitlinienkurztitel",</text:span></text:p>
      <text:p text:style-name="P32"><text:span text:style-name="T58"><text:tab/><text:tab/>"editor": [</text:span></text:p>
      <text:p text:style-name="P32"><text:span text:style-name="T58"><text:tab/><text:tab/><text:tab/>{</text:span></text:p>
      <text:p text:style-name="P32"><text:span text:style-name="T58"><text:tab/><text:tab/><text:tab/><text:tab/>"literal": "Leitlinienkommission"</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6",</text:span></text:p>
      <text:p text:style-name="P32"><text:span text:style-name="T58"><text:tab/><text:tab/><text:tab/><text:tab/><text:tab/>6,</text:span></text:p>
      <text:p text:style-name="P32"><text:span text:style-name="T58"><text:tab/><text:tab/><text:tab/><text:tab/><text:tab/>28</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oft-page-break/><text:span text:style-name="T58"><text:tab/><text:tab/>"id": "http://zotero.org/users/2861882/items/HGHXDG2H",</text:span></text:p>
      <text:p text:style-name="P32"><text:span text:style-name="T58"><text:tab/><text:tab/>"type": "chapter",</text:span></text:p>
      <text:p text:style-name="P32"><text:span text:style-name="T58"><text:tab/><text:tab/>"abstract": "Eine Linie die einen Leiten soll",</text:span></text:p>
      <text:p text:style-name="P32"><text:span text:style-name="T58"><text:tab/><text:tab/>"container-title": "Leitlinien für Geleitete",</text:span></text:p>
      <text:p text:style-name="P32"><text:span text:style-name="T58"><text:tab/><text:tab/>"language": "de",</text:span></text:p>
      <text:p text:style-name="P32"><text:span text:style-name="T58"><text:tab/><text:tab/>"note": "AWMF-Registernummer: 012-345NX",</text:span></text:p>
      <text:p text:style-name="P32"><text:span text:style-name="T58"><text:tab/><text:tab/>"title": "Titel der als Buchkapitel abgelegten Leitlinie",</text:span></text:p>
      <text:p text:style-name="P32"><text:span text:style-name="T58"><text:tab/><text:tab/>"title-short": "Leitlinienkurztitel",</text:span></text:p>
      <text:p text:style-name="P32"><text:span text:style-name="T58"><text:tab/><text:tab/>"URL": "https://www.Beispielleitlinien.de/Leitlinie-ohne-Verfasser&amp;Verleger&amp;Herausgeber",</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20",</text:span></text:p>
      <text:p text:style-name="P32"><text:span text:style-name="T58"><text:tab/><text:tab/><text:tab/><text:tab/><text:tab/>1,</text:span></text:p>
      <text:p text:style-name="P32"><text:span text:style-name="T58"><text:tab/><text:tab/><text:tab/><text:tab/><text:tab/>7</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6",</text:span></text:p>
      <text:p text:style-name="P32"><text:span text:style-name="T58"><text:tab/><text:tab/><text:tab/><text:tab/><text:tab/>6,</text:span></text:p>
      <text:p text:style-name="P32"><text:span text:style-name="T58"><text:tab/><text:tab/><text:tab/><text:tab/><text:tab/>28</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tab/>{</text:span></text:p>
      <text:p text:style-name="P32"><text:span text:style-name="T58"><text:tab/><text:tab/>"id": "http://zotero.org/users/2861882/items/6A9QUBWM",</text:span></text:p>
      <text:p text:style-name="P32"><text:span text:style-name="T58"><text:tab/><text:tab/>"type": "chapter",</text:span></text:p>
      <text:p text:style-name="P32"><text:span text:style-name="T58"><text:tab/><text:tab/>"abstract": "Eine Linie die einen Leiten soll",</text:span></text:p>
      <text:p text:style-name="P32"><text:span text:style-name="T58"><text:tab/><text:tab/>"container-title": "Leitlinien für Geleitete",</text:span></text:p>
      <text:p text:style-name="P32"><text:span text:style-name="T58"><text:tab/><text:tab/>"language": "de",</text:span></text:p>
      <text:p text:style-name="P32"><text:span text:style-name="T58"><text:tab/><text:tab/>"note": "AWMF-Registernummer: 012-345ED",</text:span></text:p>
      <text:p text:style-name="P32"><text:span text:style-name="T58"><text:tab/><text:tab/>"title": "Titel der als Buchkapitel mit Herausgeber abgelegten Leitlinie",</text:span></text:p>
      <text:p text:style-name="P32"><text:span text:style-name="T58"><text:tab/><text:tab/>"title-short": "Leitlinienkurztitel",</text:span></text:p>
      <text:p text:style-name="P32"><text:span text:style-name="T58"><text:tab/><text:tab/>"URL": "https://www.Beispielleitlinien.de/Leitlinie-ohne-Verfasser&amp;Verleger",</text:span></text:p>
      <text:p text:style-name="P32"><text:span text:style-name="T58"><text:tab/><text:tab/>"editor": [</text:span></text:p>
      <text:p text:style-name="P32"><text:span text:style-name="T58"><text:tab/><text:tab/><text:tab/>{</text:span></text:p>
      <text:p text:style-name="P32"><text:span text:style-name="T58"><text:tab/><text:tab/><text:tab/><text:tab/>"literal": "Leitlinienkommission"</text:span></text:p>
      <text:p text:style-name="P32"><text:span text:style-name="T58"><text:tab/><text:tab/><text:tab/>}</text:span></text:p>
      <text:p text:style-name="P32"><text:span text:style-name="T58"><text:tab/><text:tab/>],</text:span></text:p>
      <text:p text:style-name="P32"><text:span text:style-name="T58"><text:tab/><text:tab/>"accessed": {</text:span></text:p>
      <text:p text:style-name="P32"><text:span text:style-name="T58"><text:tab/><text:tab/><text:tab/>"date-parts": [</text:span></text:p>
      <text:p text:style-name="P32"><text:span text:style-name="T58"><text:tab/><text:tab/><text:tab/><text:tab/>[</text:span></text:p>
      <text:p text:style-name="P32"><text:soft-page-break/><text:span text:style-name="T58"><text:tab/><text:tab/><text:tab/><text:tab/><text:tab/>"2020",</text:span></text:p>
      <text:p text:style-name="P32"><text:span text:style-name="T58"><text:tab/><text:tab/><text:tab/><text:tab/><text:tab/>1,</text:span></text:p>
      <text:p text:style-name="P32"><text:span text:style-name="T58"><text:tab/><text:tab/><text:tab/><text:tab/><text:tab/>7</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tab/>"issued": {</text:span></text:p>
      <text:p text:style-name="P32"><text:span text:style-name="T58"><text:tab/><text:tab/><text:tab/>"date-parts": [</text:span></text:p>
      <text:p text:style-name="P32"><text:span text:style-name="T58"><text:tab/><text:tab/><text:tab/><text:tab/>[</text:span></text:p>
      <text:p text:style-name="P32"><text:span text:style-name="T58"><text:tab/><text:tab/><text:tab/><text:tab/><text:tab/>"2015",</text:span></text:p>
      <text:p text:style-name="P32"><text:span text:style-name="T58"><text:tab/><text:tab/><text:tab/><text:tab/><text:tab/>6,</text:span></text:p>
      <text:p text:style-name="P32"><text:span text:style-name="T58"><text:tab/><text:tab/><text:tab/><text:tab/><text:tab/>28</text:span></text:p>
      <text:p text:style-name="P32"><text:span text:style-name="T58"><text:tab/><text:tab/><text:tab/><text:tab/>]</text:span></text:p>
      <text:p text:style-name="P32"><text:span text:style-name="T58"><text:tab/><text:tab/><text:tab/>]</text:span></text:p>
      <text:p text:style-name="P32"><text:span text:style-name="T58"><text:tab/><text:tab/>}</text:span></text:p>
      <text:p text:style-name="P32"><text:span text:style-name="T58"><text:tab/>}</text:span></text:p>
      <text:p text:style-name="P32"><text:span text:style-name="T5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orman Roscher</meta:initial-creator>
    <meta:creation-date>2019-12-28T15:11:11.761655790</meta:creation-date>
    <dc:date>2020-01-07T19:44:34.541971762</dc:date>
    <dc:creator>Norman Roscher</dc:creator>
    <meta:editing-duration>PT7H23M9S</meta:editing-duration>
    <meta:editing-cycles>26</meta:editing-cycles>
    <meta:generator>LibreOffice/6.3.3.2$Linux_X86_64 LibreOffice_project/30$Build-2</meta:generator>
    <meta:document-statistic meta:table-count="0" meta:image-count="0" meta:object-count="0" meta:page-count="19" meta:paragraph-count="783" meta:word-count="2221" meta:character-count="20535" meta:non-whitespace-character-count="16932"/>
    <meta:user-defined meta:name="ZOTERO_PREF_1">&lt;data data-version="3" zotero-version="5.0.80"&gt;&lt;session id="kaQ1D3ev"/&gt;&lt;style id="http://www.zotero.org/styles/medizinische-fakultat-mannheim-numerisch" hasBibliography="1" bibliographyStyleHasBeenSet="1"/&gt;&lt;prefs&gt;&lt;pref name="fieldType" value="ReferenceMar</meta:user-defined>
    <meta:user-defined meta:name="ZOTERO_PREF_2">k"/&gt;&lt;pref name="automaticJournalAbbreviations" value="true"/&gt;&lt;pref name="delayCitationUpdates" value="true"/&gt;&lt;/prefs&gt;&lt;/data&gt;</meta:user-defined>
  </office:meta>
</office:document-meta>
</file>